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egnancies</text:p>
          </table:table-cell>
          <table:table-cell office:value-type="string" table:style-name="ce1">
            <text:p>Glucose</text:p>
          </table:table-cell>
          <table:table-cell office:value-type="string" table:style-name="ce1">
            <text:p>BloodPressure</text:p>
          </table:table-cell>
          <table:table-cell office:value-type="string" table:style-name="ce1">
            <text:p>SkinThickness</text:p>
          </table:table-cell>
          <table:table-cell office:value-type="string" table:style-name="ce1">
            <text:p>Insulin</text:p>
          </table:table-cell>
          <table:table-cell office:value-type="string" table:style-name="ce1">
            <text:p>BMI</text:p>
          </table:table-cell>
          <table:table-cell office:value-type="string" table:style-name="ce1">
            <text:p>DiabetesPedigreeFunction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Outcome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8" table:style-name="ce1">
            <text:p>148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33.6" table:style-name="ce1">
            <text:p>33.6</text:p>
          </table:table-cell>
          <table:table-cell office:value-type="float" office:value="0.627" table:style-name="ce1">
            <text:p>0.627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6.6" table:style-name="ce1">
            <text:p>26.6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3" table:style-name="ce1">
            <text:p>183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3" table:style-name="ce1">
            <text:p>23.3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office:value-type="float" office:value="28.1" table:style-name="ce1">
            <text:p>28.1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168" table:style-name="ce1">
            <text:p>168</text:p>
          </table:table-cell>
          <table:table-cell office:value-type="float" office:value="43.1" table:style-name="ce1">
            <text:p>43.1</text:p>
          </table:table-cell>
          <table:table-cell office:value-type="float" office:value="2.2879999999999998" table:style-name="ce1">
            <text:p>2.28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6" table:style-name="ce1">
            <text:p>116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6" table:style-name="ce1">
            <text:p>25.6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88" table:style-name="ce1">
            <text:p>88</text:p>
          </table:table-cell>
          <table:table-cell office:value-type="float" office:value="31" table:style-name="ce1">
            <text:p>31</text:p>
          </table:table-cell>
          <table:table-cell office:value-type="float" office:value="0.248" table:style-name="ce1">
            <text:p>0.248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543" table:style-name="ce1">
            <text:p>543</text:p>
          </table:table-cell>
          <table:table-cell office:value-type="float" office:value="30.5" table:style-name="ce1">
            <text:p>30.5</text:p>
          </table:table-cell>
          <table:table-cell office:value-type="float" office:value="0.158" table:style-name="ce1">
            <text:p>0.158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5" table:style-name="ce1">
            <text:p>125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6" table:style-name="ce1">
            <text:p>37.6</text:p>
          </table:table-cell>
          <table:table-cell office:value-type="float" office:value="0.191" table:style-name="ce1">
            <text:p>0.19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8" table:style-name="ce1">
            <text:p>168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1" table:style-name="ce1">
            <text:p>27.1</text:p>
          </table:table-cell>
          <table:table-cell office:value-type="float" office:value="1.4410000000000001" table:style-name="ce1">
            <text:p>1.44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9" table:style-name="ce1">
            <text:p>189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846" table:style-name="ce1">
            <text:p>846</text:p>
          </table:table-cell>
          <table:table-cell office:value-type="float" office:value="30.1" table:style-name="ce1">
            <text:p>30.1</text:p>
          </table:table-cell>
          <table:table-cell office:value-type="float" office:value="0.39800000000000002" table:style-name="ce1">
            <text:p>0.398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6" table:style-name="ce1">
            <text:p>166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175" table:style-name="ce1">
            <text:p>175</text:p>
          </table:table-cell>
          <table:table-cell office:value-type="float" office:value="25.8" table:style-name="ce1">
            <text:p>25.8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230" table:style-name="ce1">
            <text:p>230</text:p>
          </table:table-cell>
          <table:table-cell office:value-type="float" office:value="45.8" table:style-name="ce1">
            <text:p>45.8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7" table:style-name="ce1">
            <text:p>107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6" table:style-name="ce1">
            <text:p>29.6</text:p>
          </table:table-cell>
          <table:table-cell office:value-type="float" office:value="0.254" table:style-name="ce1">
            <text:p>0.25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43.3" table:style-name="ce1">
            <text:p>43.3</text:p>
          </table:table-cell>
          <table:table-cell office:value-type="float" office:value="0.183" table:style-name="ce1">
            <text:p>0.18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office:value-type="float" office:value="34.6" table:style-name="ce1">
            <text:p>34.6</text:p>
          </table:table-cell>
          <table:table-cell office:value-type="float" office:value="0.52900000000000003" table:style-name="ce1">
            <text:p>0.52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6" table:style-name="ce1">
            <text:p>126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235" table:style-name="ce1">
            <text:p>235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4" table:style-name="ce1">
            <text:p>35.4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6" table:style-name="ce1">
            <text:p>196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0.45100000000000001" table:style-name="ce1">
            <text:p>0.45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9" table:style-name="ce1">
            <text:p>119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3" table:style-name="ce1">
            <text:p>14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146" table:style-name="ce1">
            <text:p>146</text:p>
          </table:table-cell>
          <table:table-cell office:value-type="float" office:value="36.6" table:style-name="ce1">
            <text:p>36.6</text:p>
          </table:table-cell>
          <table:table-cell office:value-type="float" office:value="0.254" table:style-name="ce1">
            <text:p>0.254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70" table:style-name="ce1">
            <text:p>70</text:p>
          </table:table-cell>
          <table:table-cell office:value-type="float" office:value="26" table:style-name="ce1">
            <text:p>26</text:p>
          </table:table-cell>
          <table:table-cell office:value-type="float" office:value="115" table:style-name="ce1">
            <text:p>115</text:p>
          </table:table-cell>
          <table:table-cell office:value-type="float" office:value="31.1" table:style-name="ce1">
            <text:p>31.1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7" table:style-name="ce1">
            <text:p>147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4" table:style-name="ce1">
            <text:p>39.4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140" table:style-name="ce1">
            <text:p>140</text:p>
          </table:table-cell>
          <table:table-cell office:value-type="float" office:value="23.2" table:style-name="ce1">
            <text:p>23.2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5" table:style-name="ce1">
            <text:p>145</text:p>
          </table:table-cell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110" table:style-name="ce1">
            <text:p>110</text:p>
          </table:table-cell>
          <table:table-cell office:value-type="float" office:value="22.2" table:style-name="ce1">
            <text:p>22.2</text:p>
          </table:table-cell>
          <table:table-cell office:value-type="float" office:value="0.245" table:style-name="ce1">
            <text:p>0.245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7" table:style-name="ce1">
            <text:p>117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1" table:style-name="ce1">
            <text:p>34.1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75" table:style-name="ce1">
            <text:p>7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8" table:style-name="ce1">
            <text:p>158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office:value-type="float" office:value="245" table:style-name="ce1">
            <text:p>245</text:p>
          </table:table-cell>
          <table:table-cell office:value-type="float" office:value="31.6" table:style-name="ce1">
            <text:p>31.6</text:p>
          </table:table-cell>
          <table:table-cell office:value-type="float" office:value="0.85099999999999998" table:style-name="ce1">
            <text:p>0.85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float" office:value="24.8" table:style-name="ce1">
            <text:p>24.8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0.188" table:style-name="ce1">
            <text:p>0.18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2" table:style-name="ce1">
            <text:p>122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office:value-type="float" office:value="192" table:style-name="ce1">
            <text:p>192</text:p>
          </table:table-cell>
          <table:table-cell office:value-type="float" office:value="24" table:style-name="ce1">
            <text:p>24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8" table:style-name="ce1">
            <text:p>138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42" table:style-name="ce1">
            <text:p>0.42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2" table:style-name="ce1">
            <text:p>102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0.503" table:style-name="ce1">
            <text:p>0.503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1" table:style-name="ce1">
            <text:p>111</text:p>
          </table:table-cell>
          <table:table-cell office:value-type="float" office:value="72" table:style-name="ce1">
            <text:p>72</text:p>
          </table:table-cell>
          <table:table-cell office:value-type="float" office:value="47" table:style-name="ce1">
            <text:p>47</text:p>
          </table:table-cell>
          <table:table-cell office:value-type="float" office:value="207" table:style-name="ce1">
            <text:p>207</text:p>
          </table:table-cell>
          <table:table-cell office:value-type="float" office:value="37.1" table:style-name="ce1">
            <text:p>37.1</text:p>
          </table:table-cell>
          <table:table-cell office:value-type="float" office:value="1.39" table:style-name="ce1">
            <text:p>1.39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34" table:style-name="ce1">
            <text:p>34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3" table:style-name="ce1">
            <text:p>133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0.69599999999999995" table:style-name="ce1">
            <text:p>0.696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6" table:style-name="ce1">
            <text:p>106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2.7" table:style-name="ce1">
            <text:p>22.7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1" table:style-name="ce1">
            <text:p>171</text:p>
          </table:table-cell>
          <table:table-cell office:value-type="float" office:value="110" table:style-name="ce1">
            <text:p>110</text:p>
          </table:table-cell>
          <table:table-cell office:value-type="float" office:value="24" table:style-name="ce1">
            <text:p>24</text:p>
          </table:table-cell>
          <table:table-cell office:value-type="float" office:value="240" table:style-name="ce1">
            <text:p>240</text:p>
          </table:table-cell>
          <table:table-cell office:value-type="float" office:value="45.4" table:style-name="ce1">
            <text:p>45.4</text:p>
          </table:table-cell>
          <table:table-cell office:value-type="float" office:value="0.72099999999999997" table:style-name="ce1">
            <text:p>0.721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9" table:style-name="ce1">
            <text:p>159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4" table:style-name="ce1">
            <text:p>27.4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.893" table:style-name="ce1">
            <text:p>1.89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7" table:style-name="ce1">
            <text:p>29.7</text:p>
          </table:table-cell>
          <table:table-cell office:value-type="float" office:value="0.56399999999999995" table:style-name="ce1">
            <text:p>0.56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.58599999999999997" table:style-name="ce1">
            <text:p>0.58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3" table:style-name="ce1">
            <text:p>103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9.1" table:style-name="ce1">
            <text:p>39.1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82" table:style-name="ce1">
            <text:p>8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24.2" table:style-name="ce1">
            <text:p>24.2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4.4" table:style-name="ce1">
            <text:p>24.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300" table:style-name="ce1">
            <text:p>30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0" table:style-name="ce1">
            <text:p>150</text:p>
          </table:table-cell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342" table:style-name="ce1">
            <text:p>342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71799999999999997" table:style-name="ce1">
            <text:p>0.71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.248" table:style-name="ce1">
            <text:p>0.24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7" table:style-name="ce1">
            <text:p>187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304" table:style-name="ce1">
            <text:p>304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.254" table:style-name="ce1">
            <text:p>0.254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46.8" table:style-name="ce1">
            <text:p>46.8</text:p>
          </table:table-cell>
          <table:table-cell office:value-type="float" office:value="0.96199999999999997" table:style-name="ce1">
            <text:p>0.96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5" table:style-name="ce1">
            <text:p>40.5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142" table:style-name="ce1">
            <text:p>142</text:p>
          </table:table-cell>
          <table:table-cell office:value-type="float" office:value="41.5" table:style-name="ce1">
            <text:p>41.5</text:p>
          </table:table-cell>
          <table:table-cell office:value-type="float" office:value="0.17299999999999999" table:style-name="ce1">
            <text:p>0.17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3" table:style-name="ce1">
            <text:p>133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0.27" table:style-name="ce1">
            <text:p>0.27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1" table:style-name="ce1">
            <text:p>141</text:p>
          </table:table-cell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128" table:style-name="ce1">
            <text:p>128</text:p>
          </table:table-cell>
          <table:table-cell office:value-type="float" office:value="25.4" table:style-name="ce1">
            <text:p>25.4</text:p>
          </table:table-cell>
          <table:table-cell office:value-type="float" office:value="0.69899999999999995" table:style-name="ce1">
            <text:p>0.69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4" table:style-name="ce1">
            <text:p>114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9" table:style-name="ce1">
            <text:p>109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7" table:style-name="ce1">
            <text:p>42.7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6" table:style-name="ce1">
            <text:p>146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100" table:style-name="ce1">
            <text:p>100</text:p>
          </table:table-cell>
          <table:table-cell office:value-type="float" office:value="28.9" table:style-name="ce1">
            <text:p>28.9</text:p>
          </table:table-cell>
          <table:table-cell office:value-type="float" office:value="0.189" table:style-name="ce1">
            <text:p>0.189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32.9" table:style-name="ce1">
            <text:p>32.9</text:p>
          </table:table-cell>
          <table:table-cell office:value-type="float" office:value="0.86699999999999999" table:style-name="ce1">
            <text:p>0.867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9" table:style-name="ce1">
            <text:p>139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140" table:style-name="ce1">
            <text:p>140</text:p>
          </table:table-cell>
          <table:table-cell office:value-type="float" office:value="28.6" table:style-name="ce1">
            <text:p>28.6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6" table:style-name="ce1">
            <text:p>126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4" table:style-name="ce1">
            <text:p>43.4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9" table:style-name="ce1">
            <text:p>129</text:p>
          </table:table-cell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office:value-type="float" office:value="270" table:style-name="ce1">
            <text:p>270</text:p>
          </table:table-cell>
          <table:table-cell office:value-type="float" office:value="35.1" table:style-name="ce1">
            <text:p>35.1</text:p>
          </table:table-cell>
          <table:table-cell office:value-type="float" office:value="0.23100000000000001" table:style-name="ce1">
            <text:p>0.23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4.7" table:style-name="ce1">
            <text:p>24.7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6" table:style-name="ce1">
            <text:p>32.6</text:p>
          </table:table-cell>
          <table:table-cell office:value-type="float" office:value="0.39100000000000001" table:style-name="ce1">
            <text:p>0.391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.37" table:style-name="ce1">
            <text:p>0.3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2" table:style-name="ce1">
            <text:p>43.2</text:p>
          </table:table-cell>
          <table:table-cell office:value-type="float" office:value="0.27" table:style-name="ce1">
            <text:p>0.27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307" table:style-name="ce1">
            <text:p>0.30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3" table:style-name="ce1">
            <text:p>113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2.4" table:style-name="ce1">
            <text:p>22.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office:value-type="float" office:value="29.3" table:style-name="ce1">
            <text:p>29.3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4.6" table:style-name="ce1">
            <text:p>24.6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7" table:style-name="ce1">
            <text:p>137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8" table:style-name="ce1">
            <text:p>48.8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125" table:style-name="ce1">
            <text:p>125</text:p>
          </table:table-cell>
          <table:table-cell office:value-type="float" office:value="32.4" table:style-name="ce1">
            <text:p>32.4</text:p>
          </table:table-cell>
          <table:table-cell office:value-type="float" office:value="0.69799999999999995" table:style-name="ce1">
            <text:p>0.69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6" table:style-name="ce1">
            <text:p>106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36.6" table:style-name="ce1">
            <text:p>36.6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38.5" table:style-name="ce1">
            <text:p>38.5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6" table:style-name="ce1">
            <text:p>136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110" table:style-name="ce1">
            <text:p>110</text:p>
          </table:table-cell>
          <table:table-cell office:value-type="float" office:value="37.1" table:style-name="ce1">
            <text:p>37.1</text:p>
          </table:table-cell>
          <table:table-cell office:value-type="float" office:value="0.153" table:style-name="ce1">
            <text:p>0.153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3" table:style-name="ce1">
            <text:p>123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0.443" table:style-name="ce1">
            <text:p>0.443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46.7" table:style-name="ce1">
            <text:p>46.7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4" table:style-name="ce1">
            <text:p>134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8" table:style-name="ce1">
            <text:p>23.8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2" table:style-name="ce1">
            <text:p>142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24.7" table:style-name="ce1">
            <text:p>24.7</text:p>
          </table:table-cell>
          <table:table-cell office:value-type="float" office:value="0.76100000000000001" table:style-name="ce1">
            <text:p>0.76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4" table:style-name="ce1">
            <text:p>144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228" table:style-name="ce1">
            <text:p>228</text:p>
          </table:table-cell>
          <table:table-cell office:value-type="float" office:value="33.9" table:style-name="ce1">
            <text:p>33.9</text:p>
          </table:table-cell>
          <table:table-cell office:value-type="float" office:value="0.255" table:style-name="ce1">
            <text:p>0.255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0.13" table:style-name="ce1">
            <text:p>0.1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28.7" table:style-name="ce1">
            <text:p>28.7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90" table:style-name="ce1">
            <text:p>90</text:p>
          </table:table-cell>
          <table:table-cell office:value-type="float" office:value="51" table:style-name="ce1">
            <text:p>51</text:p>
          </table:table-cell>
          <table:table-cell office:value-type="float" office:value="220" table:style-name="ce1">
            <text:p>220</text:p>
          </table:table-cell>
          <table:table-cell office:value-type="float" office:value="49.7" table:style-name="ce1">
            <text:p>49.7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.222" table:style-name="ce1">
            <text:p>1.22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1" table:style-name="ce1">
            <text:p>15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1" table:style-name="ce1">
            <text:p>26.1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.5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26.6" table:style-name="ce1">
            <text:p>26.6</text:p>
          </table:table-cell>
          <table:table-cell office:value-type="float" office:value="0.28299999999999997" table:style-name="ce1">
            <text:p>0.28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6" table:style-name="ce1">
            <text:p>39.6</text:p>
          </table:table-cell>
          <table:table-cell office:value-type="float" office:value="0.93" table:style-name="ce1">
            <text:p>0.9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152" table:style-name="ce1">
            <text:p>152</text:p>
          </table:table-cell>
          <table:table-cell office:value-type="float" office:value="28.7" table:style-name="ce1">
            <text:p>28.7</text:p>
          </table:table-cell>
          <table:table-cell office:value-type="float" office:value="0.80100000000000005" table:style-name="ce1">
            <text:p>0.80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4" table:style-name="ce1">
            <text:p>22.4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140" table:style-name="ce1">
            <text:p>140</text:p>
          </table:table-cell>
          <table:table-cell office:value-type="float" office:value="29.5" table:style-name="ce1">
            <text:p>29.5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37.4" table:style-name="ce1">
            <text:p>37.4</text:p>
          </table:table-cell>
          <table:table-cell office:value-type="float" office:value="0.247" table:style-name="ce1">
            <text:p>0.24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1" table:style-name="ce1">
            <text:p>171</text:p>
          </table:table-cell>
          <table:table-cell office:value-type="float" office:value="72" table:style-name="ce1">
            <text:p>72</text:p>
          </table:table-cell>
          <table:table-cell office:value-type="float" office:value="33" table:style-name="ce1">
            <text:p>33</text:p>
          </table:table-cell>
          <table:table-cell office:value-type="float" office:value="135" table:style-name="ce1">
            <text:p>135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5" table:style-name="ce1">
            <text:p>155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495" table:style-name="ce1">
            <text:p>495</text:p>
          </table:table-cell>
          <table:table-cell office:value-type="float" office:value="34" table:style-name="ce1">
            <text:p>34</text:p>
          </table:table-cell>
          <table:table-cell office:value-type="float" office:value="0.54300000000000004" table:style-name="ce1">
            <text:p>0.543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31.2" table:style-name="ce1">
            <text:p>31.2</text:p>
          </table:table-cell>
          <table:table-cell office:value-type="float" office:value="0.192" table:style-name="ce1">
            <text:p>0.19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.39100000000000001" table:style-name="ce1">
            <text:p>0.39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0" table:style-name="ce1">
            <text:p>160</text:p>
          </table:table-cell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office:value-type="float" office:value="175" table:style-name="ce1">
            <text:p>175</text:p>
          </table:table-cell>
          <table:table-cell office:value-type="float" office:value="30.5" table:style-name="ce1">
            <text:p>30.5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6" table:style-name="ce1">
            <text:p>146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4" table:style-name="ce1">
            <text:p>124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.22" table:style-name="ce1">
            <text:p>0.22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.65400000000000003" table:style-name="ce1">
            <text:p>0.65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8.2" table:style-name="ce1">
            <text:p>28.2</text:p>
          </table:table-cell>
          <table:table-cell office:value-type="float" office:value="0.443" table:style-name="ce1">
            <text:p>0.44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23.2" table:style-name="ce1">
            <text:p>23.2</text:p>
          </table:table-cell>
          <table:table-cell office:value-type="float" office:value="0.223" table:style-name="ce1">
            <text:p>0.22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office:value-type="float" office:value="100" table:style-name="ce1">
            <text:p>100</text:p>
          </table:table-cell>
          <table:table-cell office:value-type="float" office:value="53.2" table:style-name="ce1">
            <text:p>53.2</text:p>
          </table:table-cell>
          <table:table-cell office:value-type="float" office:value="0.75900000000000001" table:style-name="ce1">
            <text:p>0.759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1" table:style-name="ce1">
            <text:p>111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.26" table:style-name="ce1">
            <text:p>0.2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7" table:style-name="ce1">
            <text:p>107</text:p>
          </table:table-cell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3.6" table:style-name="ce1">
            <text:p>33.6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2" table:style-name="ce1">
            <text:p>132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8" table:style-name="ce1">
            <text:p>26.8</text:p>
          </table:table-cell>
          <table:table-cell office:value-type="float" office:value="0.186" table:style-name="ce1">
            <text:p>0.186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office:value-type="float" office:value="0.496" table:style-name="ce1">
            <text:p>0.49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135" table:style-name="ce1">
            <text:p>135</text:p>
          </table:table-cell>
          <table:table-cell office:value-type="float" office:value="42.9" table:style-name="ce1">
            <text:p>42.9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8" table:style-name="ce1">
            <text:p>118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94" table:style-name="ce1">
            <text:p>94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office:value-type="float" office:value="145" table:style-name="ce1">
            <text:p>145</text:p>
          </table:table-cell>
          <table:table-cell office:value-type="float" office:value="34.5" table:style-name="ce1">
            <text:p>34.5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9" table:style-name="ce1">
            <text:p>27.9</text:p>
          </table:table-cell>
          <table:table-cell office:value-type="float" office:value="0.74099999999999999" table:style-name="ce1">
            <text:p>0.741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3" table:style-name="ce1">
            <text:p>173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168" table:style-name="ce1">
            <text:p>168</text:p>
          </table:table-cell>
          <table:table-cell office:value-type="float" office:value="29.7" table:style-name="ce1">
            <text:p>29.7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2" table:style-name="ce1">
            <text:p>122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1140000000000001" table:style-name="ce1">
            <text:p>1.114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225" table:style-name="ce1">
            <text:p>225</text:p>
          </table:table-cell>
          <table:table-cell office:value-type="float" office:value="34.5" table:style-name="ce1">
            <text:p>34.5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0.45700000000000002" table:style-name="ce1">
            <text:p>0.457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21.1" table:style-name="ce1">
            <text:p>21.1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5" table:style-name="ce1">
            <text:p>125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40" table:style-name="ce1">
            <text:p>140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30.8" table:style-name="ce1">
            <text:p>30.8</text:p>
          </table:table-cell>
          <table:table-cell office:value-type="float" office:value="0.59699999999999998" table:style-name="ce1">
            <text:p>0.59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office:value-type="float" office:value="28.7" table:style-name="ce1">
            <text:p>28.7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5" table:style-name="ce1">
            <text:p>105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325" table:style-name="ce1">
            <text:p>325</text:p>
          </table:table-cell>
          <table:table-cell office:value-type="float" office:value="36.9" table:style-name="ce1">
            <text:p>36.9</text:p>
          </table:table-cell>
          <table:table-cell office:value-type="float" office:value="0.159" table:style-name="ce1">
            <text:p>0.15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1" table:style-name="ce1">
            <text:p>21.1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9.5" table:style-name="ce1">
            <text:p>39.5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32.5" table:style-name="ce1">
            <text:p>32.5</text:p>
          </table:table-cell>
          <table:table-cell office:value-type="float" office:value="0.318" table:style-name="ce1">
            <text:p>0.31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8" table:style-name="ce1">
            <text:p>10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4" table:style-name="ce1">
            <text:p>154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284" table:style-name="ce1">
            <text:p>284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6" table:style-name="ce1">
            <text:p>106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119" table:style-name="ce1">
            <text:p>119</text:p>
          </table:table-cell>
          <table:table-cell office:value-type="float" office:value="30.5" table:style-name="ce1">
            <text:p>30.5</text:p>
          </table:table-cell>
          <table:table-cell office:value-type="float" office:value="1.4" table:style-name="ce1">
            <text:p>1.4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7" table:style-name="ce1">
            <text:p>147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.218" table:style-name="ce1">
            <text:p>0.218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7.3" table:style-name="ce1">
            <text:p>27.3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37.4" table:style-name="ce1">
            <text:p>37.4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4" table:style-name="ce1">
            <text:p>114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9" table:style-name="ce1">
            <text:p>21.9</text:p>
          </table:table-cell>
          <table:table-cell office:value-type="float" office:value="0.432" table:style-name="ce1">
            <text:p>0.432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6" table:style-name="ce1">
            <text:p>156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155" table:style-name="ce1">
            <text:p>155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1.1890000000000001" table:style-name="ce1">
            <text:p>1.189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485" table:style-name="ce1">
            <text:p>485</text:p>
          </table:table-cell>
          <table:table-cell office:value-type="float" office:value="40.6" table:style-name="ce1">
            <text:p>40.6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8" table:style-name="ce1">
            <text:p>188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9" table:style-name="ce1">
            <text:p>47.9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2" table:style-name="ce1">
            <text:p>152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94" table:style-name="ce1">
            <text:p>94</text:p>
          </table:table-cell>
          <table:table-cell office:value-type="float" office:value="24.6" table:style-name="ce1">
            <text:p>24.6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135" table:style-name="ce1">
            <text:p>135</text:p>
          </table:table-cell>
          <table:table-cell office:value-type="float" office:value="25.2" table:style-name="ce1">
            <text:p>25.2</text:p>
          </table:table-cell>
          <table:table-cell office:value-type="float" office:value="0.83299999999999996" table:style-name="ce1">
            <text:p>0.83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0.22900000000000001" table:style-name="ce1">
            <text:p>0.22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3" table:style-name="ce1">
            <text:p>163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114" table:style-name="ce1">
            <text:p>114</text:p>
          </table:table-cell>
          <table:table-cell office:value-type="float" office:value="40.9" table:style-name="ce1">
            <text:p>40.9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29.7" table:style-name="ce1">
            <text:p>29.7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2" table:style-name="ce1">
            <text:p>102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105" table:style-name="ce1">
            <text:p>105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285" table:style-name="ce1">
            <text:p>285</text:p>
          </table:table-cell>
          <table:table-cell office:value-type="float" office:value="44.2" table:style-name="ce1">
            <text:p>44.2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9.7" table:style-name="ce1">
            <text:p>29.7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" table:style-name="ce1">
            <text:p>104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156" table:style-name="ce1">
            <text:p>156</text:p>
          </table:table-cell>
          <table:table-cell office:value-type="float" office:value="29.9" table:style-name="ce1">
            <text:p>29.9</text:p>
          </table:table-cell>
          <table:table-cell office:value-type="float" office:value="0.72199999999999998" table:style-name="ce1">
            <text:p>0.722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6" table:style-name="ce1">
            <text:p>29.6</text:p>
          </table:table-cell>
          <table:table-cell office:value-type="float" office:value="0.70899999999999996" table:style-name="ce1">
            <text:p>0.709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9" table:style-name="ce1">
            <text:p>31.9</text:p>
          </table:table-cell>
          <table:table-cell office:value-type="float" office:value="0.47099999999999997" table:style-name="ce1">
            <text:p>0.47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28.4" table:style-name="ce1">
            <text:p>28.4</text:p>
          </table:table-cell>
          <table:table-cell office:value-type="float" office:value="0.495" table:style-name="ce1">
            <text:p>0.49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2" table:style-name="ce1">
            <text:p>102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8" table:style-name="ce1">
            <text:p>30.8</text:p>
          </table:table-cell>
          <table:table-cell office:value-type="float" office:value="0.18" table:style-name="ce1">
            <text:p>0.18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4" table:style-name="ce1">
            <text:p>134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130" table:style-name="ce1">
            <text:p>130</text:p>
          </table:table-cell>
          <table:table-cell office:value-type="float" office:value="35.4" table:style-name="ce1">
            <text:p>35.4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float" office:value="0.77300000000000002" table:style-name="ce1">
            <text:p>0.77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43.5" table:style-name="ce1">
            <text:p>43.5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29.7" table:style-name="ce1">
            <text:p>29.7</text:p>
          </table:table-cell>
          <table:table-cell office:value-type="float" office:value="0.37" table:style-name="ce1">
            <text:p>0.37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9" table:style-name="ce1">
            <text:p>179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130" table:style-name="ce1">
            <text:p>130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110" table:style-name="ce1">
            <text:p>110</text:p>
          </table:table-cell>
          <table:table-cell office:value-type="float" office:value="46" table:style-name="ce1">
            <text:p>46</text:p>
          </table:table-cell>
          <table:table-cell office:value-type="float" office:value="130" table:style-name="ce1">
            <text:p>130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3" table:style-name="ce1">
            <text:p>143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.19" table:style-name="ce1">
            <text:p>0.19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1" table:style-name="ce1">
            <text:p>39.1</text:p>
          </table:table-cell>
          <table:table-cell office:value-type="float" office:value="0.95599999999999996" table:style-name="ce1">
            <text:p>0.95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2" table:style-name="ce1">
            <text:p>23.2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34.9" table:style-name="ce1">
            <text:p>34.9</text:p>
          </table:table-cell>
          <table:table-cell office:value-type="float" office:value="0.72499999999999998" table:style-name="ce1">
            <text:p>0.725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7.7" table:style-name="ce1">
            <text:p>27.7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8" table:style-name="ce1">
            <text:p>26.8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1" table:style-name="ce1">
            <text:p>141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4" table:style-name="ce1">
            <text:p>194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0.745" table:style-name="ce1">
            <text:p>0.74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1" table:style-name="ce1">
            <text:p>181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office:value-type="float" office:value="495" table:style-name="ce1">
            <text:p>495</text:p>
          </table:table-cell>
          <table:table-cell office:value-type="float" office:value="30.1" table:style-name="ce1">
            <text:p>30.1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1.321" table:style-name="ce1">
            <text:p>1.32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27.9" table:style-name="ce1">
            <text:p>27.9</text:p>
          </table:table-cell>
          <table:table-cell office:value-type="float" office:value="0.64" table:style-name="ce1">
            <text:p>0.6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9" table:style-name="ce1">
            <text:p>139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160" table:style-name="ce1">
            <text:p>160</text:p>
          </table:table-cell>
          <table:table-cell office:value-type="float" office:value="31.6" table:style-name="ce1">
            <text:p>31.6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3" table:style-name="ce1">
            <text:p>123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33.1" table:style-name="ce1">
            <text:p>33.1</text:p>
          </table:table-cell>
          <table:table-cell office:value-type="float" office:value="0.374" table:style-name="ce1">
            <text:p>0.37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9" table:style-name="ce1">
            <text:p>159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.3" table:style-name="ce1">
            <text:p>52.3</text:p>
          </table:table-cell>
          <table:table-cell office:value-type="float" office:value="0.57799999999999996" table:style-name="ce1">
            <text:p>0.578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4.4" table:style-name="ce1">
            <text:p>24.4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8" table:style-name="ce1">
            <text:p>158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39.4" table:style-name="ce1">
            <text:p>39.4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3" table:style-name="ce1">
            <text:p>24.3</text:p>
          </table:table-cell>
          <table:table-cell office:value-type="float" office:value="0.187" table:style-name="ce1">
            <text:p>0.18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7" table:style-name="ce1">
            <text:p>107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22.9" table:style-name="ce1">
            <text:p>22.9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8" table:style-name="ce1">
            <text:p>148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318" table:style-name="ce1">
            <text:p>318</text:p>
          </table:table-cell>
          <table:table-cell office:value-type="float" office:value="30.9" table:style-name="ce1">
            <text:p>30.9</text:p>
          </table:table-cell>
          <table:table-cell office:value-type="float" office:value="0.15" table:style-name="ce1">
            <text:p>0.1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.874" table:style-name="ce1">
            <text:p>0.87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1" table:style-name="ce1">
            <text:p>40.1</text:p>
          </table:table-cell>
          <table:table-cell office:value-type="float" office:value="0.23599999999999999" table:style-name="ce1">
            <text:p>0.236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7.3" table:style-name="ce1">
            <text:p>27.3</text:p>
          </table:table-cell>
          <table:table-cell office:value-type="float" office:value="0.78700000000000003" table:style-name="ce1">
            <text:p>0.787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3" table:style-name="ce1">
            <text:p>103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office:value-type="float" office:value="190" table:style-name="ce1">
            <text:p>190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1" table:style-name="ce1">
            <text:p>111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3.9" table:style-name="ce1">
            <text:p>23.9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6" table:style-name="ce1">
            <text:p>196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280" table:style-name="ce1">
            <text:p>280</text:p>
          </table:table-cell>
          <table:table-cell office:value-type="float" office:value="37.5" table:style-name="ce1">
            <text:p>37.5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2" table:style-name="ce1">
            <text:p>162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.151" table:style-name="ce1">
            <text:p>0.151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87" table:style-name="ce1">
            <text:p>87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4" table:style-name="ce1">
            <text:p>184</text:p>
          </table:table-cell>
          <table:table-cell office:value-type="float" office:value="84" table:style-name="ce1">
            <text:p>84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35.5" table:style-name="ce1">
            <text:p>35.5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42.8" table:style-name="ce1">
            <text:p>42.8</text:p>
          </table:table-cell>
          <table:table-cell office:value-type="float" office:value="0.375" table:style-name="ce1">
            <text:p>0.37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9" table:style-name="ce1">
            <text:p>179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130" table:style-name="ce1">
            <text:p>130</text:p>
          </table:table-cell>
          <table:table-cell office:value-type="float" office:value="42.6" table:style-name="ce1">
            <text:p>42.6</text:p>
          </table:table-cell>
          <table:table-cell office:value-type="float" office:value="0.43099999999999999" table:style-name="ce1">
            <text:p>0.43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175" table:style-name="ce1">
            <text:p>175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.26" table:style-name="ce1">
            <text:p>0.2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1" table:style-name="ce1">
            <text:p>15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71" table:style-name="ce1">
            <text:p>271</text:p>
          </table:table-cell>
          <table:table-cell office:value-type="float" office:value="41.8" table:style-name="ce1">
            <text:p>41.8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129" table:style-name="ce1">
            <text:p>129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5" table:style-name="ce1">
            <text:p>125</text:p>
          </table:table-cell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office:value-type="float" office:value="0.46400000000000002" table:style-name="ce1">
            <text:p>0.464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.224" table:style-name="ce1">
            <text:p>1.224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2" table:style-name="ce1">
            <text:p>112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478" table:style-name="ce1">
            <text:p>478</text:p>
          </table:table-cell>
          <table:table-cell office:value-type="float" office:value="34.6" table:style-name="ce1">
            <text:p>34.6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8" table:style-name="ce1">
            <text:p>158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2" table:style-name="ce1">
            <text:p>25.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2" table:style-name="ce1">
            <text:p>142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office:value-type="float" office:value="190" table:style-name="ce1">
            <text:p>190</text:p>
          </table:table-cell>
          <table:table-cell office:value-type="float" office:value="28.8" table:style-name="ce1">
            <text:p>28.8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23.6" table:style-name="ce1">
            <text:p>23.6</text:p>
          </table:table-cell>
          <table:table-cell office:value-type="float" office:value="0.66600000000000004" table:style-name="ce1">
            <text:p>0.666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4.6" table:style-name="ce1">
            <text:p>34.6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2" table:style-name="ce1">
            <text:p>162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0.65200000000000002" table:style-name="ce1">
            <text:p>0.65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7" table:style-name="ce1">
            <text:p>197</text:p>
          </table:table-cell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744" table:style-name="ce1">
            <text:p>744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2.3290000000000002" table:style-name="ce1">
            <text:p>2.329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45.2" table:style-name="ce1">
            <text:p>45.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2" table:style-name="ce1">
            <text:p>142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4" table:style-name="ce1">
            <text:p>134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370" table:style-name="ce1">
            <text:p>370</text:p>
          </table:table-cell>
          <table:table-cell office:value-type="float" office:value="46.2" table:style-name="ce1">
            <text:p>46.2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5.4" table:style-name="ce1">
            <text:p>25.4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9.7" table:style-name="ce1">
            <text:p>29.7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1" table:style-name="ce1">
            <text:p>171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6" table:style-name="ce1">
            <text:p>43.6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1" table:style-name="ce1">
            <text:p>181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192" table:style-name="ce1">
            <text:p>192</text:p>
          </table:table-cell>
          <table:table-cell office:value-type="float" office:value="35.9" table:style-name="ce1">
            <text:p>35.9</text:p>
          </table:table-cell>
          <table:table-cell office:value-type="float" office:value="0.58599999999999997" table:style-name="ce1">
            <text:p>0.586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44.1" table:style-name="ce1">
            <text:p>44.1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0.8" table:style-name="ce1">
            <text:p>30.8</text:p>
          </table:table-cell>
          <table:table-cell office:value-type="float" office:value="0.83099999999999996" table:style-name="ce1">
            <text:p>0.83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float" office:value="0.192" table:style-name="ce1">
            <text:p>0.19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88" table:style-name="ce1">
            <text:p>88</text:p>
          </table:table-cell>
          <table:table-cell office:value-type="float" office:value="33.1" table:style-name="ce1">
            <text:p>33.1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9" table:style-name="ce1">
            <text:p>139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6" table:style-name="ce1">
            <text:p>25.6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9" table:style-name="ce1">
            <text:p>119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76" table:style-name="ce1">
            <text:p>176</text:p>
          </table:table-cell>
          <table:table-cell office:value-type="float" office:value="27.1" table:style-name="ce1">
            <text:p>27.1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194" table:style-name="ce1">
            <text:p>194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4" table:style-name="ce1">
            <text:p>184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.2130000000000001" table:style-name="ce1">
            <text:p>1.213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2" table:style-name="ce1">
            <text:p>122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90" table:style-name="ce1">
            <text:p>90</text:p>
          </table:table-cell>
          <table:table-cell office:value-type="float" office:value="33" table:style-name="ce1">
            <text:p>33</text:p>
          </table:table-cell>
          <table:table-cell office:value-type="float" office:value="680" table:style-name="ce1">
            <text:p>680</text:p>
          </table:table-cell>
          <table:table-cell office:value-type="float" office:value="52.3" table:style-name="ce1">
            <text:p>52.3</text:p>
          </table:table-cell>
          <table:table-cell office:value-type="float" office:value="0.42699999999999999" table:style-name="ce1">
            <text:p>0.42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4" table:style-name="ce1">
            <text:p>124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402" table:style-name="ce1">
            <text:p>402</text:p>
          </table:table-cell>
          <table:table-cell office:value-type="float" office:value="35.4" table:style-name="ce1">
            <text:p>35.4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0.1" table:style-name="ce1">
            <text:p>30.1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6" table:style-name="ce1">
            <text:p>106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38" table:style-name="ce1">
            <text:p>0.3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24.4" table:style-name="ce1">
            <text:p>24.4</text:p>
          </table:table-cell>
          <table:table-cell office:value-type="float" office:value="0.249" table:style-name="ce1">
            <text:p>0.24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float" office:value="258" table:style-name="ce1">
            <text:p>258</text:p>
          </table:table-cell>
          <table:table-cell office:value-type="float" office:value="27.6" table:style-name="ce1">
            <text:p>27.6</text:p>
          </table:table-cell>
          <table:table-cell office:value-type="float" office:value="0.92600000000000005" table:style-name="ce1">
            <text:p>0.926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33.6" table:style-name="ce1">
            <text:p>33.6</text:p>
          </table:table-cell>
          <table:table-cell office:value-type="float" office:value="0.54300000000000004" table:style-name="ce1">
            <text:p>0.54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30.1" table:style-name="ce1">
            <text:p>30.1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4" table:style-name="ce1">
            <text:p>114</text:p>
          </table:table-cell>
          <table:table-cell office:value-type="float" office:value="68" table:style-name="ce1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8.7" table:style-name="ce1">
            <text:p>28.7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3" table:style-name="ce1">
            <text:p>193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75" table:style-name="ce1">
            <text:p>375</text:p>
          </table:table-cell>
          <table:table-cell office:value-type="float" office:value="25.9" table:style-name="ce1">
            <text:p>25.9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5" table:style-name="ce1">
            <text:p>155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office:value-type="float" office:value="150" table:style-name="ce1">
            <text:p>150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353" table:style-name="ce1">
            <text:p>1.353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1" table:style-name="ce1">
            <text:p>191</text:p>
          </table:table-cell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130" table:style-name="ce1">
            <text:p>130</text:p>
          </table:table-cell>
          <table:table-cell office:value-type="float" office:value="30.9" table:style-name="ce1">
            <text:p>30.9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.76100000000000001" table:style-name="ce1">
            <text:p>0.76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2.1" table:style-name="ce1">
            <text:p>32.1</text:p>
          </table:table-cell>
          <table:table-cell office:value-type="float" office:value="0.61199999999999999" table:style-name="ce1">
            <text:p>0.61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0.2" table:style-name="ce1">
            <text:p>0.2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3" table:style-name="ce1">
            <text:p>123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33.6" table:style-name="ce1">
            <text:p>33.6</text:p>
          </table:table-cell>
          <table:table-cell office:value-type="float" office:value="0.997" table:style-name="ce1">
            <text:p>0.997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0.93300000000000005" table:style-name="ce1">
            <text:p>0.93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8" table:style-name="ce1">
            <text:p>128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.101" table:style-name="ce1">
            <text:p>1.10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1" table:style-name="ce1">
            <text:p>25.1</text:p>
          </table:table-cell>
          <table:table-cell office:value-type="float" office:value="7.8E-2" table:style-name="ce1">
            <text:p>0.07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0.24" table:style-name="ce1">
            <text:p>0.2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1" table:style-name="ce1">
            <text:p>101</text:p>
          </table:table-cell>
          <table:table-cell office:value-type="float" office:value="86" table:style-name="ce1">
            <text:p>86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45.6" table:style-name="ce1">
            <text:p>45.6</text:p>
          </table:table-cell>
          <table:table-cell office:value-type="float" office:value="1.1359999999999999" table:style-name="ce1">
            <text:p>1.136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25.2" table:style-name="ce1">
            <text:p>25.2</text:p>
          </table:table-cell>
          <table:table-cell office:value-type="float" office:value="0.128" table:style-name="ce1">
            <text:p>0.12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2" table:style-name="ce1">
            <text:p>122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.254" table:style-name="ce1">
            <text:p>0.25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6" table:style-name="ce1">
            <text:p>106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.251" table:style-name="ce1">
            <text:p>0.251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40.5" table:style-name="ce1">
            <text:p>40.5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6" table:style-name="ce1">
            <text:p>106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116" table:style-name="ce1">
            <text:p>116</text:p>
          </table:table-cell>
          <table:table-cell office:value-type="float" office:value="27.8" table:style-name="ce1">
            <text:p>27.8</text:p>
          </table:table-cell>
          <table:table-cell office:value-type="float" office:value="0.45400000000000001" table:style-name="ce1">
            <text:p>0.45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4" table:style-name="ce1">
            <text:p>114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9" table:style-name="ce1">
            <text:p>24.9</text:p>
          </table:table-cell>
          <table:table-cell office:value-type="float" office:value="0.74399999999999999" table:style-name="ce1">
            <text:p>0.744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278" table:style-name="ce1">
            <text:p>278</text:p>
          </table:table-cell>
          <table:table-cell office:value-type="float" office:value="25.3" table:style-name="ce1">
            <text:p>25.3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9" table:style-name="ce1">
            <text:p>37.9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9" table:style-name="ce1">
            <text:p>129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office:value-type="float" office:value="122" table:style-name="ce1">
            <text:p>122</text:p>
          </table:table-cell>
          <table:table-cell office:value-type="float" office:value="35.9" table:style-name="ce1">
            <text:p>35.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3" table:style-name="ce1">
            <text:p>133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32.4" table:style-name="ce1">
            <text:p>32.4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1" table:style-name="ce1">
            <text:p>161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6" table:style-name="ce1">
            <text:p>136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office:value-type="float" office:value="26" table:style-name="ce1">
            <text:p>26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5" table:style-name="ce1">
            <text:p>155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545" table:style-name="ce1">
            <text:p>545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0.61899999999999999" table:style-name="ce1">
            <text:p>0.619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45.6" table:style-name="ce1">
            <text:p>45.6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20.8" table:style-name="ce1">
            <text:p>20.8</text:p>
          </table:table-cell>
          <table:table-cell office:value-type="float" office:value="0.34" table:style-name="ce1">
            <text:p>0.3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8" table:style-name="ce1">
            <text:p>108</text:p>
          </table:table-cell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36.1" table:style-name="ce1">
            <text:p>36.1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6.9" table:style-name="ce1">
            <text:p>36.9</text:p>
          </table:table-cell>
          <table:table-cell office:value-type="float" office:value="0.434" table:style-name="ce1">
            <text:p>0.43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float" office:value="36.6" table:style-name="ce1">
            <text:p>36.6</text:p>
          </table:table-cell>
          <table:table-cell office:value-type="float" office:value="0.75700000000000001" table:style-name="ce1">
            <text:p>0.757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8" table:style-name="ce1">
            <text:p>128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office:value-type="float" office:value="182" table:style-name="ce1">
            <text:p>182</text:p>
          </table:table-cell>
          <table:table-cell office:value-type="float" office:value="43.3" table:style-name="ce1">
            <text:p>43.3</text:p>
          </table:table-cell>
          <table:table-cell office:value-type="float" office:value="1.224" table:style-name="ce1">
            <text:p>1.22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94" table:style-name="ce1">
            <text:p>194</text:p>
          </table:table-cell>
          <table:table-cell office:value-type="float" office:value="40.5" table:style-name="ce1">
            <text:p>40.5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9" table:style-name="ce1">
            <text:p>21.9</text:p>
          </table:table-cell>
          <table:table-cell office:value-type="float" office:value="0.254" table:style-name="ce1">
            <text:p>0.254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1" table:style-name="ce1">
            <text:p>151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120" table:style-name="ce1">
            <text:p>120</text:p>
          </table:table-cell>
          <table:table-cell office:value-type="float" office:value="35.5" table:style-name="ce1">
            <text:p>35.5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360" table:style-name="ce1">
            <text:p>360</text:p>
          </table:table-cell>
          <table:table-cell office:value-type="float" office:value="28" table:style-name="ce1">
            <text:p>28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215" table:style-name="ce1">
            <text:p>215</text:p>
          </table:table-cell>
          <table:table-cell office:value-type="float" office:value="30.7" table:style-name="ce1">
            <text:p>30.7</text:p>
          </table:table-cell>
          <table:table-cell office:value-type="float" office:value="0.52" table:style-name="ce1">
            <text:p>0.5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office:value-type="float" office:value="184" table:style-name="ce1">
            <text:p>184</text:p>
          </table:table-cell>
          <table:table-cell office:value-type="float" office:value="36.6" table:style-name="ce1">
            <text:p>36.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2" table:style-name="ce1">
            <text:p>112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0.84" table:style-name="ce1">
            <text:p>0.84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4" table:style-name="ce1">
            <text:p>144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135" table:style-name="ce1">
            <text:p>135</text:p>
          </table:table-cell>
          <table:table-cell office:value-type="float" office:value="31.6" table:style-name="ce1">
            <text:p>31.6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156" table:style-name="ce1">
            <text:p>0.156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5" table:style-name="ce1">
            <text:p>115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.9" table:style-name="ce1">
            <text:p>52.9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105" table:style-name="ce1">
            <text:p>105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0.215" table:style-name="ce1">
            <text:p>0.21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1" table:style-name="ce1">
            <text:p>161</text:p>
          </table:table-cell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132" table:style-name="ce1">
            <text:p>132</text:p>
          </table:table-cell>
          <table:table-cell office:value-type="float" office:value="25.5" table:style-name="ce1">
            <text:p>25.5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148" table:style-name="ce1">
            <text:p>148</text:p>
          </table:table-cell>
          <table:table-cell office:value-type="float" office:value="24.8" table:style-name="ce1">
            <text:p>24.8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float" office:value="30.5" table:style-name="ce1">
            <text:p>30.5</text:p>
          </table:table-cell>
          <table:table-cell office:value-type="float" office:value="1.391" table:style-name="ce1">
            <text:p>1.39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4" table:style-name="ce1">
            <text:p>124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205" table:style-name="ce1">
            <text:p>205</text:p>
          </table:table-cell>
          <table:table-cell office:value-type="float" office:value="32.9" table:style-name="ce1">
            <text:p>32.9</text:p>
          </table:table-cell>
          <table:table-cell office:value-type="float" office:value="0.875" table:style-name="ce1">
            <text:p>0.87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0.313" table:style-name="ce1">
            <text:p>0.313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office:value-type="float" office:value="148" table:style-name="ce1">
            <text:p>148</text:p>
          </table:table-cell>
          <table:table-cell office:value-type="float" office:value="39.4" table:style-name="ce1">
            <text:p>39.4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5" table:style-name="ce1">
            <text:p>155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office:value-type="float" office:value="26.6" table:style-name="ce1">
            <text:p>26.6</text:p>
          </table:table-cell>
          <table:table-cell office:value-type="float" office:value="0.433" table:style-name="ce1">
            <text:p>0.433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3" table:style-name="ce1">
            <text:p>113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29.5" table:style-name="ce1">
            <text:p>29.5</text:p>
          </table:table-cell>
          <table:table-cell office:value-type="float" office:value="0.626" table:style-name="ce1">
            <text:p>0.62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9" table:style-name="ce1">
            <text:p>10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1.127" table:style-name="ce1">
            <text:p>1.127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68" table:style-name="ce1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office:value-type="float" office:value="34.1" table:style-name="ce1">
            <text:p>34.1</text:p>
          </table:table-cell>
          <table:table-cell office:value-type="float" office:value="0.315" table:style-name="ce1">
            <text:p>0.31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19.3" table:style-name="ce1">
            <text:p>19.3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2" table:style-name="ce1">
            <text:p>18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.5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5" table:style-name="ce1">
            <text:p>115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office:value-type="float" office:value="140" table:style-name="ce1">
            <text:p>140</text:p>
          </table:table-cell>
          <table:table-cell office:value-type="float" office:value="38.1" table:style-name="ce1">
            <text:p>38.1</text:p>
          </table:table-cell>
          <table:table-cell office:value-type="float" office:value="0.15" table:style-name="ce1">
            <text:p>0.15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4" table:style-name="ce1">
            <text:p>194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.5</text:p>
          </table:table-cell>
          <table:table-cell office:value-type="float" office:value="0.129" table:style-name="ce1">
            <text:p>0.129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9" table:style-name="ce1">
            <text:p>129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231" table:style-name="ce1">
            <text:p>231</text:p>
          </table:table-cell>
          <table:table-cell office:value-type="float" office:value="27.5" table:style-name="ce1">
            <text:p>27.5</text:p>
          </table:table-cell>
          <table:table-cell office:value-type="float" office:value="0.52700000000000002" table:style-name="ce1">
            <text:p>0.527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2" table:style-name="ce1">
            <text:p>112</text:p>
          </table:table-cell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7.4" table:style-name="ce1">
            <text:p>27.4</text:p>
          </table:table-cell>
          <table:table-cell office:value-type="float" office:value="0.254" table:style-name="ce1">
            <text:p>0.254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2" table:style-name="ce1">
            <text:p>152</text:p>
          </table:table-cell>
          <table:table-cell office:value-type="float" office:value="90" table:style-name="ce1">
            <text:p>90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26.8" table:style-name="ce1">
            <text:p>26.8</text:p>
          </table:table-cell>
          <table:table-cell office:value-type="float" office:value="0.73099999999999998" table:style-name="ce1">
            <text:p>0.731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168" table:style-name="ce1">
            <text:p>168</text:p>
          </table:table-cell>
          <table:table-cell office:value-type="float" office:value="25.6" table:style-name="ce1">
            <text:p>25.6</text:p>
          </table:table-cell>
          <table:table-cell office:value-type="float" office:value="0.123" table:style-name="ce1">
            <text:p>0.12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156" table:style-name="ce1">
            <text:p>156</text:p>
          </table:table-cell>
          <table:table-cell office:value-type="float" office:value="35.1" table:style-name="ce1">
            <text:p>35.1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9" table:style-name="ce1">
            <text:p>179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1" table:style-name="ce1">
            <text:p>35.1</text:p>
          </table:table-cell>
          <table:table-cell office:value-type="float" office:value="0.2" table:style-name="ce1">
            <text:p>0.2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120" table:style-name="ce1">
            <text:p>120</text:p>
          </table:table-cell>
          <table:table-cell office:value-type="float" office:value="45.5" table:style-name="ce1">
            <text:p>45.5</text:p>
          </table:table-cell>
          <table:table-cell office:value-type="float" office:value="0.127" table:style-name="ce1">
            <text:p>0.127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30.8" table:style-name="ce1">
            <text:p>30.8</text:p>
          </table:table-cell>
          <table:table-cell office:value-type="float" office:value="0.122" table:style-name="ce1">
            <text:p>0.122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8" table:style-name="ce1">
            <text:p>118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float" office:value="1.476" table:style-name="ce1">
            <text:p>1.47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3" table:style-name="ce1">
            <text:p>43.3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6" table:style-name="ce1">
            <text:p>106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23.9" table:style-name="ce1">
            <text:p>23.9</text:p>
          </table:table-cell>
          <table:table-cell office:value-type="float" office:value="0.26" table:style-name="ce1">
            <text:p>0.2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255" table:style-name="ce1">
            <text:p>255</text:p>
          </table:table-cell>
          <table:table-cell office:value-type="float" office:value="47.9" table:style-name="ce1">
            <text:p>47.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5" table:style-name="ce1">
            <text:p>115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2" table:style-name="ce1">
            <text:p>152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171" table:style-name="ce1">
            <text:p>171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8" table:style-name="ce1">
            <text:p>178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9" table:style-name="ce1">
            <text:p>39.9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office:value-type="float" office:value="105" table:style-name="ce1">
            <text:p>105</text:p>
          </table:table-cell>
          <table:table-cell office:value-type="float" office:value="25.9" table:style-name="ce1">
            <text:p>25.9</text:p>
          </table:table-cell>
          <table:table-cell office:value-type="float" office:value="0.47199999999999998" table:style-name="ce1">
            <text:p>0.47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25.9" table:style-name="ce1">
            <text:p>25.9</text:p>
          </table:table-cell>
          <table:table-cell office:value-type="float" office:value="0.67300000000000004" table:style-name="ce1">
            <text:p>0.67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2" table:style-name="ce1">
            <text:p>122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6" table:style-name="ce1">
            <text:p>126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108" table:style-name="ce1">
            <text:p>108</text:p>
          </table:table-cell>
          <table:table-cell office:value-type="float" office:value="38.5" table:style-name="ce1">
            <text:p>38.5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office:value-type="float" office:value="28.7" table:style-name="ce1">
            <text:p>28.7</text:p>
          </table:table-cell>
          <table:table-cell office:value-type="float" office:value="0.65400000000000003" table:style-name="ce1">
            <text:p>0.65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.5</text:p>
          </table:table-cell>
          <table:table-cell office:value-type="float" office:value="0.187" table:style-name="ce1">
            <text:p>0.18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21.8" table:style-name="ce1">
            <text:p>21.8</text:p>
          </table:table-cell>
          <table:table-cell office:value-type="float" office:value="0.27900000000000003" table:style-name="ce1">
            <text:p>0.27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2" table:style-name="ce1">
            <text:p>42.2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7" table:style-name="ce1">
            <text:p>137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252" table:style-name="ce1">
            <text:p>0.252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4.4" table:style-name="ce1">
            <text:p>34.4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27.2" table:style-name="ce1">
            <text:p>27.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7" table:style-name="ce1">
            <text:p>42.7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5" table:style-name="ce1">
            <text:p>165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167" table:style-name="ce1">
            <text:p>167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.96199999999999997" table:style-name="ce1">
            <text:p>0.96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9.9" table:style-name="ce1">
            <text:p>39.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0.378" table:style-name="ce1">
            <text:p>0.378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6" table:style-name="ce1">
            <text:p>196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office:value-type="float" office:value="249" table:style-name="ce1">
            <text:p>249</text:p>
          </table:table-cell>
          <table:table-cell office:value-type="float" office:value="36.5" table:style-name="ce1">
            <text:p>36.5</text:p>
          </table:table-cell>
          <table:table-cell office:value-type="float" office:value="0.875" table:style-name="ce1">
            <text:p>0.87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9" table:style-name="ce1">
            <text:p>189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325" table:style-name="ce1">
            <text:p>325</text:p>
          </table:table-cell>
          <table:table-cell office:value-type="float" office:value="31.2" table:style-name="ce1">
            <text:p>31.2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8" table:style-name="ce1">
            <text:p>15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8" table:style-name="ce1">
            <text:p>29.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3" table:style-name="ce1">
            <text:p>103</text:p>
          </table:table-cell>
          <table:table-cell office:value-type="float" office:value="108" table:style-name="ce1">
            <text:p>108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6" table:style-name="ce1">
            <text:p>146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5" table:style-name="ce1">
            <text:p>38.5</text:p>
          </table:table-cell>
          <table:table-cell office:value-type="float" office:value="0.52" table:style-name="ce1">
            <text:p>0.52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7" table:style-name="ce1">
            <text:p>147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293" table:style-name="ce1">
            <text:p>293</text:p>
          </table:table-cell>
          <table:table-cell office:value-type="float" office:value="34.9" table:style-name="ce1">
            <text:p>34.9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0.499" table:style-name="ce1">
            <text:p>0.499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4" table:style-name="ce1">
            <text:p>124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.252" table:style-name="ce1">
            <text:p>0.25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27.5" table:style-name="ce1">
            <text:p>27.5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102" table:style-name="ce1">
            <text:p>102</text:p>
          </table:table-cell>
          <table:table-cell office:value-type="float" office:value="28" table:style-name="ce1">
            <text:p>28</text:p>
          </table:table-cell>
          <table:table-cell office:value-type="float" office:value="140" table:style-name="ce1">
            <text:p>14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office:value-type="float" office:value="465" table:style-name="ce1">
            <text:p>465</text:p>
          </table:table-cell>
          <table:table-cell office:value-type="float" office:value="38.4" table:style-name="ce1">
            <text:p>38.4</text:p>
          </table:table-cell>
          <table:table-cell office:value-type="float" office:value="2.137" table:style-name="ce1">
            <text:p>2.137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1.7310000000000001" table:style-name="ce1">
            <text:p>1.73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66" table:style-name="ce1">
            <text:p>66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54500000000000004" table:style-name="ce1">
            <text:p>0.54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34.9" table:style-name="ce1">
            <text:p>34.9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2" table:style-name="ce1">
            <text:p>122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158" table:style-name="ce1">
            <text:p>158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325" table:style-name="ce1">
            <text:p>325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25.2" table:style-name="ce1">
            <text:p>25.2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0.50900000000000001" table:style-name="ce1">
            <text:p>0.50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6" table:style-name="ce1">
            <text:p>156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.3" table:style-name="ce1">
            <text:p>48.3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100" table:style-name="ce1">
            <text:p>100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43.4" table:style-name="ce1">
            <text:p>43.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82" table:style-name="ce1">
            <text:p>82</text:p>
          </table:table-cell>
          <table:table-cell office:value-type="float" office:value="30.8" table:style-name="ce1">
            <text:p>30.8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68" table:style-name="ce1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.23599999999999999" table:style-name="ce1">
            <text:p>0.23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82" table:style-name="ce1">
            <text:p>182</text:p>
          </table:table-cell>
          <table:table-cell office:value-type="float" office:value="25.4" table:style-name="ce1">
            <text:p>25.4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25.1" table:style-name="ce1">
            <text:p>25.1</text:p>
          </table:table-cell>
          <table:table-cell office:value-type="float" office:value="1.268" table:style-name="ce1">
            <text:p>1.26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110" table:style-name="ce1">
            <text:p>110</text:p>
          </table:table-cell>
          <table:table-cell office:value-type="float" office:value="24.3" table:style-name="ce1">
            <text:p>24.3</text:p>
          </table:table-cell>
          <table:table-cell office:value-type="float" office:value="0.221" table:style-name="ce1">
            <text:p>0.22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22.3" table:style-name="ce1">
            <text:p>22.3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6" table:style-name="ce1">
            <text:p>116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0.66" table:style-name="ce1">
            <text:p>0.66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5" table:style-name="ce1">
            <text:p>105</text:p>
          </table:table-cell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43.3" table:style-name="ce1">
            <text:p>43.3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4" table:style-name="ce1">
            <text:p>144</text:p>
          </table:table-cell>
          <table:table-cell office:value-type="float" office:value="82" table:style-name="ce1">
            <text:p>82</text:p>
          </table:table-cell>
          <table:table-cell office:value-type="float" office:value="26" table:style-name="ce1">
            <text:p>26</text:p>
          </table:table-cell>
          <table:table-cell office:value-type="float" office:value="285" table:style-name="ce1">
            <text:p>285</text:p>
          </table:table-cell>
          <table:table-cell office:value-type="float" office:value="32" table:style-name="ce1">
            <text:p>32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31.6" table:style-name="ce1">
            <text:p>31.6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office:value-type="float" office:value="0.44400000000000001" table:style-name="ce1">
            <text:p>0.444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6" table:style-name="ce1">
            <text:p>166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7" table:style-name="ce1">
            <text:p>45.7</text:p>
          </table:table-cell>
          <table:table-cell office:value-type="float" office:value="0.34" table:style-name="ce1">
            <text:p>0.34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415" table:style-name="ce1">
            <text:p>415</text:p>
          </table:table-cell>
          <table:table-cell office:value-type="float" office:value="23.7" table:style-name="ce1">
            <text:p>23.7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6" table:style-name="ce1">
            <text:p>116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22.1" table:style-name="ce1">
            <text:p>22.1</text:p>
          </table:table-cell>
          <table:table-cell office:value-type="float" office:value="0.46300000000000002" table:style-name="ce1">
            <text:p>0.463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0.80300000000000005" table:style-name="ce1">
            <text:p>0.80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275" table:style-name="ce1">
            <text:p>275</text:p>
          </table:table-cell>
          <table:table-cell office:value-type="float" office:value="27.7" table:style-name="ce1">
            <text:p>27.7</text:p>
          </table:table-cell>
          <table:table-cell office:value-type="float" office:value="1.6" table:style-name="ce1">
            <text:p>1.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float" office:value="115" table:style-name="ce1">
            <text:p>115</text:p>
          </table:table-cell>
          <table:table-cell office:value-type="float" office:value="24.7" table:style-name="ce1">
            <text:p>24.7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1" table:style-name="ce1">
            <text:p>21.1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4.9" table:style-name="ce1">
            <text:p>34.9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.161" table:style-name="ce1">
            <text:p>0.16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7" table:style-name="ce1">
            <text:p>137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2" table:style-name="ce1">
            <text:p>24.2</text:p>
          </table:table-cell>
          <table:table-cell office:value-type="float" office:value="0.151" table:style-name="ce1">
            <text:p>0.15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6" table:style-name="ce1">
            <text:p>136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8" table:style-name="ce1">
            <text:p>168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3" table:style-name="ce1">
            <text:p>123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165" table:style-name="ce1">
            <text:p>165</text:p>
          </table:table-cell>
          <table:table-cell office:value-type="float" office:value="42.1" table:style-name="ce1">
            <text:p>42.1</text:p>
          </table:table-cell>
          <table:table-cell office:value-type="float" office:value="0.52" table:style-name="ce1">
            <text:p>0.5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float" office:value="0.376" table:style-name="ce1">
            <text:p>0.376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9" table:style-name="ce1">
            <text:p>21.9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7" table:style-name="ce1">
            <text:p>197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9" table:style-name="ce1">
            <text:p>25.9</text:p>
          </table:table-cell>
          <table:table-cell office:value-type="float" office:value="1.1910000000000001" table:style-name="ce1">
            <text:p>1.19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579" table:style-name="ce1">
            <text:p>579</text:p>
          </table:table-cell>
          <table:table-cell office:value-type="float" office:value="42.4" table:style-name="ce1">
            <text:p>42.4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2" table:style-name="ce1">
            <text:p>102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0.67400000000000004" table:style-name="ce1">
            <text:p>0.67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176" table:style-name="ce1">
            <text:p>176</text:p>
          </table:table-cell>
          <table:table-cell office:value-type="float" office:value="34.4" table:style-name="ce1">
            <text:p>34.4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10" table:style-name="ce1">
            <text:p>310</text:p>
          </table:table-cell>
          <table:table-cell office:value-type="float" office:value="42.4" table:style-name="ce1">
            <text:p>42.4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26.2" table:style-name="ce1">
            <text:p>26.2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167" table:style-name="ce1">
            <text:p>167</text:p>
          </table:table-cell>
          <table:table-cell office:value-type="float" office:value="34.6" table:style-name="ce1">
            <text:p>34.6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84" table:style-name="ce1">
            <text:p>84</text:p>
          </table:table-cell>
          <table:table-cell office:value-type="float" office:value="33" table:style-name="ce1">
            <text:p>33</text:p>
          </table:table-cell>
          <table:table-cell office:value-type="float" office:value="474" table:style-name="ce1">
            <text:p>474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7.2" table:style-name="ce1">
            <text:p>27.2</text:p>
          </table:table-cell>
          <table:table-cell office:value-type="float" office:value="1.095" table:style-name="ce1">
            <text:p>1.09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8.5" table:style-name="ce1">
            <text:p>38.5</text:p>
          </table:table-cell>
          <table:table-cell office:value-type="float" office:value="0.55400000000000005" table:style-name="ce1">
            <text:p>0.55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2" table:style-name="ce1">
            <text:p>18.2</text:p>
          </table:table-cell>
          <table:table-cell office:value-type="float" office:value="0.624" table:style-name="ce1">
            <text:p>0.62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115" table:style-name="ce1">
            <text:p>115</text:p>
          </table:table-cell>
          <table:table-cell office:value-type="float" office:value="26.4" table:style-name="ce1">
            <text:p>26.4</text:p>
          </table:table-cell>
          <table:table-cell office:value-type="float" office:value="0.219" table:style-name="ce1">
            <text:p>0.21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float" office:value="45.3" table:style-name="ce1">
            <text:p>45.3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40.6" table:style-name="ce1">
            <text:p>40.6</text:p>
          </table:table-cell>
          <table:table-cell office:value-type="float" office:value="0.496" table:style-name="ce1">
            <text:p>0.496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5" table:style-name="ce1">
            <text:p>115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30.8" table:style-name="ce1">
            <text:p>30.8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1" table:style-name="ce1">
            <text:p>15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210" table:style-name="ce1">
            <text:p>210</text:p>
          </table:table-cell>
          <table:table-cell office:value-type="float" office:value="42.9" table:style-name="ce1">
            <text:p>42.9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4" table:style-name="ce1">
            <text:p>184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277" table:style-name="ce1">
            <text:p>277</text:p>
          </table:table-cell>
          <table:table-cell office:value-type="float" office:value="37" table:style-name="ce1">
            <text:p>37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float" office:value="34.1" table:style-name="ce1">
            <text:p>34.1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145" table:style-name="ce1">
            <text:p>145</text:p>
          </table:table-cell>
          <table:table-cell office:value-type="float" office:value="40.6" table:style-name="ce1">
            <text:p>40.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3300000000000001" table:style-name="ce1">
            <text:p>0.233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2" table:style-name="ce1">
            <text:p>22.2</text:p>
          </table:table-cell>
          <table:table-cell office:value-type="float" office:value="0.108" table:style-name="ce1">
            <text:p>0.10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30.4" table:style-name="ce1">
            <text:p>30.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0.52700000000000002" table:style-name="ce1">
            <text:p>0.52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9" table:style-name="ce1">
            <text:p>139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6" table:style-name="ce1">
            <text:p>25.6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4.5" table:style-name="ce1">
            <text:p>24.5</text:p>
          </table:table-cell>
          <table:table-cell office:value-type="float" office:value="1.1379999999999999" table:style-name="ce1">
            <text:p>1.138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4" table:style-name="ce1">
            <text:p>42.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0" table:style-name="ce1">
            <text:p>140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37.4" table:style-name="ce1">
            <text:p>37.4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7" table:style-name="ce1">
            <text:p>147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9" table:style-name="ce1">
            <text:p>29.9</text:p>
          </table:table-cell>
          <table:table-cell office:value-type="float" office:value="0.434" table:style-name="ce1">
            <text:p>0.43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8.2" table:style-name="ce1">
            <text:p>18.2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7" table:style-name="ce1">
            <text:p>107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104" table:style-name="ce1">
            <text:p>10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0.435" table:style-name="ce1">
            <text:p>0.43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0.497" table:style-name="ce1">
            <text:p>0.49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7" table:style-name="ce1">
            <text:p>117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23" table:style-name="ce1">
            <text:p>0.2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.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7" table:style-name="ce1">
            <text:p>117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9.7" table:style-name="ce1">
            <text:p>29.7</text:p>
          </table:table-cell>
          <table:table-cell office:value-type="float" office:value="0.38" table:style-name="ce1">
            <text:p>0.38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59.4" table:style-name="ce1">
            <text:p>59.4</text:p>
          </table:table-cell>
          <table:table-cell office:value-type="float" office:value="2.42" table:style-name="ce1">
            <text:p>2.4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25.3" table:style-name="ce1">
            <text:p>25.3</text:p>
          </table:table-cell>
          <table:table-cell office:value-type="float" office:value="0.65800000000000003" table:style-name="ce1">
            <text:p>0.65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36.5" table:style-name="ce1">
            <text:p>36.5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33.6" table:style-name="ce1">
            <text:p>33.6</text:p>
          </table:table-cell>
          <table:table-cell office:value-type="float" office:value="0.51" table:style-name="ce1">
            <text:p>0.5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30.5" table:style-name="ce1">
            <text:p>30.5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95" table:style-name="ce1">
            <text:p>95</text:p>
          </table:table-cell>
          <table:table-cell office:value-type="float" office:value="21.2" table:style-name="ce1">
            <text:p>21.2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4" table:style-name="ce1">
            <text:p>134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210" table:style-name="ce1">
            <text:p>210</text:p>
          </table:table-cell>
          <table:table-cell office:value-type="float" office:value="39.9" table:style-name="ce1">
            <text:p>39.9</text:p>
          </table:table-cell>
          <table:table-cell office:value-type="float" office:value="0.38100000000000001" table:style-name="ce1">
            <text:p>0.38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105" table:style-name="ce1">
            <text:p>105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0.498" table:style-name="ce1">
            <text:p>0.49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5" table:style-name="ce1">
            <text:p>175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3.6" table:style-name="ce1">
            <text:p>33.6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7" table:style-name="ce1">
            <text:p>26.7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71" table:style-name="ce1">
            <text:p>71</text:p>
          </table:table-cell>
          <table:table-cell office:value-type="float" office:value="30.2" table:style-name="ce1">
            <text:p>30.2</text:p>
          </table:table-cell>
          <table:table-cell office:value-type="float" office:value="0.36399999999999999" table:style-name="ce1">
            <text:p>0.36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office:value-type="float" office:value="237" table:style-name="ce1">
            <text:p>237</text:p>
          </table:table-cell>
          <table:table-cell office:value-type="float" office:value="37.6" table:style-name="ce1">
            <text:p>37.6</text:p>
          </table:table-cell>
          <table:table-cell office:value-type="float" office:value="1.0009999999999999" table:style-name="ce1">
            <text:p>1.001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4" table:style-name="ce1">
            <text:p>134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float" office:value="25.9" table:style-name="ce1">
            <text:p>25.9</text:p>
          </table:table-cell>
          <table:table-cell office:value-type="float" office:value="0.46" table:style-name="ce1">
            <text:p>0.46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0" table:style-name="ce1">
            <text:p>120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20.8" table:style-name="ce1">
            <text:p>20.8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8" table:style-name="ce1">
            <text:p>21.8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0.70499999999999996" table:style-name="ce1">
            <text:p>0.705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5" table:style-name="ce1">
            <text:p>115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.022" table:style-name="ce1">
            <text:p>1.02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56" table:style-name="ce1">
            <text:p>56</text:p>
          </table:table-cell>
          <table:table-cell office:value-type="float" office:value="13" table:style-name="ce1">
            <text:p>13</text:p>
          </table:table-cell>
          <table:table-cell office:value-type="float" office:value="105" table:style-name="ce1">
            <text:p>105</text:p>
          </table:table-cell>
          <table:table-cell office:value-type="float" office:value="21.8" table:style-name="ce1">
            <text:p>21.8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27.8" table:style-name="ce1">
            <text:p>27.8</text:p>
          </table:table-cell>
          <table:table-cell office:value-type="float" office:value="0.26900000000000002" table:style-name="ce1">
            <text:p>0.26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.6" table:style-name="ce1">
            <text:p>0.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.183" table:style-name="ce1">
            <text:p>0.183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4" table:style-name="ce1">
            <text:p>154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office:value-type="float" office:value="140" table:style-name="ce1">
            <text:p>140</text:p>
          </table:table-cell>
          <table:table-cell office:value-type="float" office:value="46.1" table:style-name="ce1">
            <text:p>46.1</text:p>
          </table:table-cell>
          <table:table-cell office:value-type="float" office:value="0.57099999999999995" table:style-name="ce1">
            <text:p>0.57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1.3" table:style-name="ce1">
            <text:p>41.3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17" table:style-name="ce1">
            <text:p>0.1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6" table:style-name="ce1">
            <text:p>136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9" table:style-name="ce1">
            <text:p>29.9</text:p>
          </table:table-cell>
          <table:table-cell office:value-type="float" office:value="0.21" table:style-name="ce1">
            <text:p>0.2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4" table:style-name="ce1">
            <text:p>114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float" office:value="0.126" table:style-name="ce1">
            <text:p>0.12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7.3" table:style-name="ce1">
            <text:p>27.3</text:p>
          </table:table-cell>
          <table:table-cell office:value-type="float" office:value="0.23100000000000001" table:style-name="ce1">
            <text:p>0.231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191" table:style-name="ce1">
            <text:p>191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.71099999999999997" table:style-name="ce1">
            <text:p>0.71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4" table:style-name="ce1">
            <text:p>114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110" table:style-name="ce1">
            <text:p>110</text:p>
          </table:table-cell>
          <table:table-cell office:value-type="float" office:value="23.8" table:style-name="ce1">
            <text:p>23.8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6" table:style-name="ce1">
            <text:p>126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25.9" table:style-name="ce1">
            <text:p>25.9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8" table:style-name="ce1">
            <text:p>158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328" table:style-name="ce1">
            <text:p>328</text:p>
          </table:table-cell>
          <table:table-cell office:value-type="float" office:value="35.5" table:style-name="ce1">
            <text:p>35.5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27.8" table:style-name="ce1">
            <text:p>27.8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25" table:style-name="ce1">
            <text:p>125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0.23300000000000001" table:style-name="ce1">
            <text:p>0.23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2" table:style-name="ce1">
            <text:p>44.2</text:p>
          </table:table-cell>
          <table:table-cell office:value-type="float" office:value="0.63" table:style-name="ce1">
            <text:p>0.6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250" table:style-name="ce1">
            <text:p>250</text:p>
          </table:table-cell>
          <table:table-cell office:value-type="float" office:value="42.3" table:style-name="ce1">
            <text:p>42.3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480" table:style-name="ce1">
            <text:p>480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0.53600000000000003" table:style-name="ce1">
            <text:p>0.536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265" table:style-name="ce1">
            <text:p>265</text:p>
          </table:table-cell>
          <table:table-cell office:value-type="float" office:value="46.5" table:style-name="ce1">
            <text:p>46.5</text:p>
          </table:table-cell>
          <table:table-cell office:value-type="float" office:value="1.159" table:style-name="ce1">
            <text:p>1.15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5.6" table:style-name="ce1">
            <text:p>25.6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4" table:style-name="ce1">
            <text:p>194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1" table:style-name="ce1">
            <text:p>26.1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.629" table:style-name="ce1">
            <text:p>0.6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5" table:style-name="ce1">
            <text:p>125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122" table:style-name="ce1">
            <text:p>122</text:p>
          </table:table-cell>
          <table:table-cell office:value-type="float" office:value="28.9" table:style-name="ce1">
            <text:p>28.9</text:p>
          </table:table-cell>
          <table:table-cell office:value-type="float" office:value="1.1439999999999999" table:style-name="ce1">
            <text:p>1.144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6" table:style-name="ce1">
            <text:p>166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6" table:style-name="ce1">
            <text:p>26.6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float" office:value="30.1" table:style-name="ce1">
            <text:p>30.1</text:p>
          </table:table-cell>
          <table:table-cell office:value-type="float" office:value="0.54700000000000004" table:style-name="ce1">
            <text:p>0.547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5" table:style-name="ce1">
            <text:p>195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145" table:style-name="ce1">
            <text:p>145</text:p>
          </table:table-cell>
          <table:table-cell office:value-type="float" office:value="25.1" table:style-name="ce1">
            <text:p>25.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4" table:style-name="ce1">
            <text:p>154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193" table:style-name="ce1">
            <text:p>193</text:p>
          </table:table-cell>
          <table:table-cell office:value-type="float" office:value="29.3" table:style-name="ce1">
            <text:p>29.3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7" table:style-name="ce1">
            <text:p>117</text:p>
          </table:table-cell>
          <table:table-cell office:value-type="float" office:value="90" table:style-name="ce1">
            <text:p>90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25.2" table:style-name="ce1">
            <text:p>25.2</text:p>
          </table:table-cell>
          <table:table-cell office:value-type="float" office:value="0.313" table:style-name="ce1">
            <text:p>0.31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36.5" table:style-name="ce1">
            <text:p>36.5</text:p>
          </table:table-cell>
          <table:table-cell office:value-type="float" office:value="0.314" table:style-name="ce1">
            <text:p>0.314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float" office:value="28.6" table:style-name="ce1">
            <text:p>28.6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30.4" table:style-name="ce1">
            <text:p>30.4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9.7" table:style-name="ce1">
            <text:p>29.7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10" table:style-name="ce1">
            <text:p>210</text:p>
          </table:table-cell>
          <table:table-cell office:value-type="float" office:value="22.1" table:style-name="ce1">
            <text:p>22.1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2" table:style-name="ce1">
            <text:p>24.2</text:p>
          </table:table-cell>
          <table:table-cell office:value-type="float" office:value="0.2" table:style-name="ce1">
            <text:p>0.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3" table:style-name="ce1">
            <text:p>27.3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office:value-type="float" office:value="25.6" table:style-name="ce1">
            <text:p>25.6</text:p>
          </table:table-cell>
          <table:table-cell office:value-type="float" office:value="0.154" table:style-name="ce1">
            <text:p>0.15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3" table:style-name="ce1">
            <text:p>16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105" table:style-name="ce1">
            <text:p>105</text:p>
          </table:table-cell>
          <table:table-cell office:value-type="float" office:value="31.6" table:style-name="ce1">
            <text:p>31.6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165" table:style-name="ce1">
            <text:p>165</text:p>
          </table:table-cell>
          <table:table-cell office:value-type="float" office:value="30.3" table:style-name="ce1">
            <text:p>30.3</text:p>
          </table:table-cell>
          <table:table-cell office:value-type="float" office:value="0.77100000000000002" table:style-name="ce1">
            <text:p>0.77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5" table:style-name="ce1">
            <text:p>12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6" table:style-name="ce1">
            <text:p>37.6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18" table:style-name="ce1">
            <text:p>0.1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9" table:style-name="ce1">
            <text:p>129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326" table:style-name="ce1">
            <text:p>326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0.187" table:style-name="ce1">
            <text:p>0.187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4" table:style-name="ce1">
            <text:p>124</text:p>
          </table:table-cell>
          <table:table-cell office:value-type="float" office:value="80" table:style-name="ce1">
            <text:p>80</text:p>
          </table:table-cell>
          <table:table-cell office:value-type="float" office:value="33" table:style-name="ce1">
            <text:p>33</text:p>
          </table:table-cell>
          <table:table-cell office:value-type="float" office:value="130" table:style-name="ce1">
            <text:p>130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9" table:style-name="ce1">
            <text:p>0.18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.65200000000000002" table:style-name="ce1">
            <text:p>0.652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5" table:style-name="ce1">
            <text:p>12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0.151" table:style-name="ce1">
            <text:p>0.15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1.8" table:style-name="ce1">
            <text:p>21.8</text:p>
          </table:table-cell>
          <table:table-cell office:value-type="float" office:value="0.44400000000000001" table:style-name="ce1">
            <text:p>0.44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18.2" table:style-name="ce1">
            <text:p>18.2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105" table:style-name="ce1">
            <text:p>105</text:p>
          </table:table-cell>
          <table:table-cell office:value-type="float" office:value="26.3" table:style-name="ce1">
            <text:p>26.3</text:p>
          </table:table-cell>
          <table:table-cell office:value-type="float" office:value="0.107" table:style-name="ce1">
            <text:p>0.10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188" table:style-name="ce1">
            <text:p>188</text:p>
          </table:table-cell>
          <table:table-cell office:value-type="float" office:value="30.8" table:style-name="ce1">
            <text:p>30.8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6" table:style-name="ce1">
            <text:p>24.6</text:p>
          </table:table-cell>
          <table:table-cell office:value-type="float" office:value="0.66" table:style-name="ce1">
            <text:p>0.66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2" table:style-name="ce1">
            <text:p>122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106" table:style-name="ce1">
            <text:p>106</text:p>
          </table:table-cell>
          <table:table-cell office:value-type="float" office:value="29.8" table:style-name="ce1">
            <text:p>29.8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3" table:style-name="ce1">
            <text:p>45.3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41.3" table:style-name="ce1">
            <text:p>41.3</text:p>
          </table:table-cell>
          <table:table-cell office:value-type="float" office:value="0.91700000000000004" table:style-name="ce1">
            <text:p>0.917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8" table:style-name="ce1">
            <text:p>29.8</text:p>
          </table:table-cell>
          <table:table-cell office:value-type="float" office:value="0.501" table:style-name="ce1">
            <text:p>0.50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2509999999999999" table:style-name="ce1">
            <text:p>1.25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6" table:style-name="ce1">
            <text:p>29.6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7" table:style-name="ce1">
            <text:p>21.7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210" table:style-name="ce1">
            <text:p>210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0.80400000000000005" table:style-name="ce1">
            <text:p>0.80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9" table:style-name="ce1">
            <text:p>129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155" table:style-name="ce1">
            <text:p>155</text:p>
          </table:table-cell>
          <table:table-cell office:value-type="float" office:value="36.4" table:style-name="ce1">
            <text:p>36.4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215" table:style-name="ce1">
            <text:p>215</text:p>
          </table:table-cell>
          <table:table-cell office:value-type="float" office:value="39.4" table:style-name="ce1">
            <text:p>39.4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float" office:value="190" table:style-name="ce1">
            <text:p>190</text:p>
          </table:table-cell>
          <table:table-cell office:value-type="float" office:value="32.4" table:style-name="ce1">
            <text:p>32.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4.9" table:style-name="ce1">
            <text:p>34.9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39.5" table:style-name="ce1">
            <text:p>39.5</text:p>
          </table:table-cell>
          <table:table-cell office:value-type="float" office:value="0.159" table:style-name="ce1">
            <text:p>0.15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6" table:style-name="ce1">
            <text:p>186</text:p>
          </table:table-cell>
          <table:table-cell office:value-type="float" office:value="90" table:style-name="ce1">
            <text:p>90</text:p>
          </table:table-cell>
          <table:table-cell office:value-type="float" office:value="35" table:style-name="ce1">
            <text:p>35</text:p>
          </table:table-cell>
          <table:table-cell office:value-type="float" office:value="225" table:style-name="ce1">
            <text:p>225</text:p>
          </table:table-cell>
          <table:table-cell office:value-type="float" office:value="34.5" table:style-name="ce1">
            <text:p>34.5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7" table:style-name="ce1">
            <text:p>187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207" table:style-name="ce1">
            <text:p>207</text:p>
          </table:table-cell>
          <table:table-cell office:value-type="float" office:value="43.6" table:style-name="ce1">
            <text:p>43.6</text:p>
          </table:table-cell>
          <table:table-cell office:value-type="float" office:value="1.034" table:style-name="ce1">
            <text:p>1.034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1" table:style-name="ce1">
            <text:p>131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166" table:style-name="ce1">
            <text:p>166</text:p>
          </table:table-cell>
          <table:table-cell office:value-type="float" office:value="33.1" table:style-name="ce1">
            <text:p>33.1</text:p>
          </table:table-cell>
          <table:table-cell office:value-type="float" office:value="0.16" table:style-name="ce1">
            <text:p>0.16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4" table:style-name="ce1">
            <text:p>164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9" table:style-name="ce1">
            <text:p>189</text:p>
          </table:table-cell>
          <table:table-cell office:value-type="float" office:value="110" table:style-name="ce1">
            <text:p>11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float" office:value="0.68" table:style-name="ce1">
            <text:p>0.68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7.4" table:style-name="ce1">
            <text:p>27.4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float" office:value="31.9" table:style-name="ce1">
            <text:p>31.9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0.247" table:style-name="ce1">
            <text:p>0.247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29.9" table:style-name="ce1">
            <text:p>29.9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115" table:style-name="ce1">
            <text:p>115</text:p>
          </table:table-cell>
          <table:table-cell office:value-type="float" office:value="36.9" table:style-name="ce1">
            <text:p>36.9</text:p>
          </table:table-cell>
          <table:table-cell office:value-type="float" office:value="0.47099999999999997" table:style-name="ce1">
            <text:p>0.47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4" table:style-name="ce1">
            <text:p>124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215" table:style-name="ce1">
            <text:p>215</text:p>
          </table:table-cell>
          <table:table-cell office:value-type="float" office:value="25.5" table:style-name="ce1">
            <text:p>25.5</text:p>
          </table:table-cell>
          <table:table-cell office:value-type="float" office:value="0.161" table:style-name="ce1">
            <text:p>0.161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8.1" table:style-name="ce1">
            <text:p>38.1</text:p>
          </table:table-cell>
          <table:table-cell office:value-type="float" office:value="0.218" table:style-name="ce1">
            <text:p>0.218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3" table:style-name="ce1">
            <text:p>103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6.2" table:style-name="ce1">
            <text:p>46.2</text:p>
          </table:table-cell>
          <table:table-cell office:value-type="float" office:value="0.126" table:style-name="ce1">
            <text:p>0.126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1" table:style-name="ce1">
            <text:p>30.1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5" table:style-name="ce1">
            <text:p>125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0.121" table:style-name="ce1">
            <text:p>0.121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274" table:style-name="ce1">
            <text:p>274</text:p>
          </table:table-cell>
          <table:table-cell office:value-type="float" office:value="41.3" table:style-name="ce1">
            <text:p>41.3</text:p>
          </table:table-cell>
          <table:table-cell office:value-type="float" office:value="0.502" table:style-name="ce1">
            <text:p>0.50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office:value-type="float" office:value="37.6" table:style-name="ce1">
            <text:p>37.6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26.9" table:style-name="ce1">
            <text:p>26.9</text:p>
          </table:table-cell>
          <table:table-cell office:value-type="float" office:value="0.497" table:style-name="ce1">
            <text:p>0.497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0.60099999999999998" table:style-name="ce1">
            <text:p>0.60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88" table:style-name="ce1">
            <text:p>88</text:p>
          </table:table-cell>
          <table:table-cell office:value-type="float" office:value="26.1" table:style-name="ce1">
            <text:p>26.1</text:p>
          </table:table-cell>
          <table:table-cell office:value-type="float" office:value="0.748" table:style-name="ce1">
            <text:p>0.74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38.6" table:style-name="ce1">
            <text:p>38.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126" table:style-name="ce1">
            <text:p>126</text:p>
          </table:table-cell>
          <table:table-cell office:value-type="float" office:value="32" table:style-name="ce1">
            <text:p>32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4" table:style-name="ce1">
            <text:p>154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126" table:style-name="ce1">
            <text:p>126</text:p>
          </table:table-cell>
          <table:table-cell office:value-type="float" office:value="31.3" table:style-name="ce1">
            <text:p>31.3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165" table:style-name="ce1">
            <text:p>165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0.27" table:style-name="ce1">
            <text:p>0.27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29.5" table:style-name="ce1">
            <text:p>29.5</text:p>
          </table:table-cell>
          <table:table-cell office:value-type="float" office:value="0.43" table:style-name="ce1">
            <text:p>0.4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20" table:style-name="ce1">
            <text:p>12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86" table:style-name="ce1">
            <text:p>86</text:p>
          </table:table-cell>
          <table:table-cell office:value-type="float" office:value="30" table:style-name="ce1">
            <text:p>30</text:p>
          </table:table-cell>
          <table:table-cell office:value-type="float" office:value="330" table:style-name="ce1">
            <text:p>330</text:p>
          </table:table-cell>
          <table:table-cell office:value-type="float" office:value="30.1" table:style-name="ce1">
            <text:p>30.1</text:p>
          </table:table-cell>
          <table:table-cell office:value-type="float" office:value="0.89200000000000002" table:style-name="ce1">
            <text:p>0.89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63" table:style-name="ce1">
            <text:p>63</text:p>
          </table:table-cell>
          <table:table-cell office:value-type="float" office:value="35.5" table:style-name="ce1">
            <text:p>35.5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8" table:style-name="ce1">
            <text:p>108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130" table:style-name="ce1">
            <text:p>130</text:p>
          </table:table-cell>
          <table:table-cell office:value-type="float" office:value="24" table:style-name="ce1">
            <text:p>24</text:p>
          </table:table-cell>
          <table:table-cell office:value-type="float" office:value="0.81299999999999994" table:style-name="ce1">
            <text:p>0.813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9" table:style-name="ce1">
            <text:p>42.9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3" table:style-name="ce1">
            <text:p>133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.245" table:style-name="ce1">
            <text:p>0.24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42.1" table:style-name="ce1">
            <text:p>42.1</text:p>
          </table:table-cell>
          <table:table-cell office:value-type="float" office:value="0.371" table:style-name="ce1">
            <text:p>0.37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9" table:style-name="ce1">
            <text:p>109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0.19" table:style-name="ce1">
            <text:p>0.19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4" table:style-name="ce1">
            <text:p>124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600" table:style-name="ce1">
            <text:p>600</text:p>
          </table:table-cell>
          <table:table-cell office:value-type="float" office:value="28.7" table:style-name="ce1">
            <text:p>28.7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.5</text:p>
          </table:table-cell>
          <table:table-cell office:value-type="float" office:value="0.41699999999999998" table:style-name="ce1">
            <text:p>0.41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3" table:style-name="ce1">
            <text:p>143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9" table:style-name="ce1">
            <text:p>34.9</text:p>
          </table:table-cell>
          <table:table-cell office:value-type="float" office:value="0.129" table:style-name="ce1">
            <text:p>0.129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3" table:style-name="ce1">
            <text:p>103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3" table:style-name="ce1">
            <text:p>24.3</text:p>
          </table:table-cell>
          <table:table-cell office:value-type="float" office:value="0.249" table:style-name="ce1">
            <text:p>0.24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156" table:style-name="ce1">
            <text:p>15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1539999999999999" table:style-name="ce1">
            <text:p>1.154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1" table:style-name="ce1">
            <text:p>21.1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1" table:style-name="ce1">
            <text:p>111</text:p>
          </table:table-cell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6.8" table:style-name="ce1">
            <text:p>46.8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140" table:style-name="ce1">
            <text:p>140</text:p>
          </table:table-cell>
          <table:table-cell office:value-type="float" office:value="39.4" table:style-name="ce1">
            <text:p>39.4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4" table:style-name="ce1">
            <text:p>34.4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115" table:style-name="ce1">
            <text:p>115</text:p>
          </table:table-cell>
          <table:table-cell office:value-type="float" office:value="28.5" table:style-name="ce1">
            <text:p>28.5</text:p>
          </table:table-cell>
          <table:table-cell office:value-type="float" office:value="1.6990000000000001" table:style-name="ce1">
            <text:p>1.699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3" table:style-name="ce1">
            <text:p>123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230" table:style-name="ce1">
            <text:p>230</text:p>
          </table:table-cell>
          <table:table-cell office:value-type="float" office:value="33.6" table:style-name="ce1">
            <text:p>33.6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8" table:style-name="ce1">
            <text:p>188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32" table:style-name="ce1">
            <text:p>32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3" table:style-name="ce1">
            <text:p>45.3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7.8" table:style-name="ce1">
            <text:p>27.8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office:value-type="float" office:value="23.1" table:style-name="ce1">
            <text:p>23.1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7.1" table:style-name="ce1">
            <text:p>27.1</text:p>
          </table:table-cell>
          <table:table-cell office:value-type="float" office:value="0.4" table:style-name="ce1">
            <text:p>0.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7" table:style-name="ce1">
            <text:p>23.7</text:p>
          </table:table-cell>
          <table:table-cell office:value-type="float" office:value="0.19" table:style-name="ce1">
            <text:p>0.1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0.1" table:style-name="ce1">
            <text:p>0.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0" table:style-name="ce1">
            <text:p>150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126" table:style-name="ce1">
            <text:p>126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3" table:style-name="ce1">
            <text:p>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4" table:style-name="ce1">
            <text:p>28.4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1" table:style-name="ce1">
            <text:p>181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293" table:style-name="ce1">
            <text:p>293</text:p>
          </table:table-cell>
          <table:table-cell office:value-type="float" office:value="40" table:style-name="ce1">
            <text:p>40</text:p>
          </table:table-cell>
          <table:table-cell office:value-type="float" office:value="1.258" table:style-name="ce1">
            <text:p>1.25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19.5" table:style-name="ce1">
            <text:p>19.5</text:p>
          </table:table-cell>
          <table:table-cell office:value-type="float" office:value="0.48199999999999998" table:style-name="ce1">
            <text:p>0.48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office:value-type="float" office:value="272" table:style-name="ce1">
            <text:p>272</text:p>
          </table:table-cell>
          <table:table-cell office:value-type="float" office:value="41.5" table:style-name="ce1">
            <text:p>41.5</text:p>
          </table:table-cell>
          <table:table-cell office:value-type="float" office:value="0.27" table:style-name="ce1">
            <text:p>0.2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182" table:style-name="ce1">
            <text:p>182</text:p>
          </table:table-cell>
          <table:table-cell office:value-type="float" office:value="24" table:style-name="ce1">
            <text:p>24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1">
            <text:p>21</text:p>
          </table:table-cell>
          <table:table-cell office:value-type="float" office:value="158" table:style-name="ce1">
            <text:p>158</text:p>
          </table:table-cell>
          <table:table-cell office:value-type="float" office:value="30.9" table:style-name="ce1">
            <text:p>30.9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office:value-type="float" office:value="194" table:style-name="ce1">
            <text:p>194</text:p>
          </table:table-cell>
          <table:table-cell office:value-type="float" office:value="32.9" table:style-name="ce1">
            <text:p>32.9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8" table:style-name="ce1">
            <text:p>168</text:p>
          </table:table-cell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office:value-type="float" office:value="321" table:style-name="ce1">
            <text:p>321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0.78700000000000003" table:style-name="ce1">
            <text:p>0.787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0.878" table:style-name="ce1">
            <text:p>0.87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8" table:style-name="ce1">
            <text:p>138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144" table:style-name="ce1">
            <text:p>144</text:p>
          </table:table-cell>
          <table:table-cell office:value-type="float" office:value="36.1" table:style-name="ce1">
            <text:p>36.1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6" table:style-name="ce1">
            <text:p>106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8" table:style-name="ce1">
            <text:p>25.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7" table:style-name="ce1">
            <text:p>117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7" table:style-name="ce1">
            <text:p>28.7</text:p>
          </table:table-cell>
          <table:table-cell office:value-type="float" office:value="0.157" table:style-name="ce1">
            <text:p>0.157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8.2" table:style-name="ce1">
            <text:p>28.2</text:p>
          </table:table-cell>
          <table:table-cell office:value-type="float" office:value="1.282" table:style-name="ce1">
            <text:p>1.282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86" table:style-name="ce1">
            <text:p>86</text:p>
          </table:table-cell>
          <table:table-cell office:value-type="float" office:value="42" table:style-name="ce1">
            <text:p>42</text:p>
          </table:table-cell>
          <table:table-cell office:value-type="float" office:value="160" table:style-name="ce1">
            <text:p>160</text:p>
          </table:table-cell>
          <table:table-cell office:value-type="float" office:value="38.4" table:style-name="ce1">
            <text:p>38.4</text:p>
          </table:table-cell>
          <table:table-cell office:value-type="float" office:value="0.246" table:style-name="ce1">
            <text:p>0.246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4.2" table:style-name="ce1">
            <text:p>24.2</text:p>
          </table:table-cell>
          <table:table-cell office:value-type="float" office:value="1.698" table:style-name="ce1">
            <text:p>1.69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1.4610000000000001" table:style-name="ce1">
            <text:p>1.46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115" table:style-name="ce1">
            <text:p>115</text:p>
          </table:table-cell>
          <table:table-cell office:value-type="float" office:value="43.5" table:style-name="ce1">
            <text:p>43.5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8" table:style-name="ce1">
            <text:p>108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8" table:style-name="ce1">
            <text:p>30.8</text:p>
          </table:table-cell>
          <table:table-cell office:value-type="float" office:value="0.158" table:style-name="ce1">
            <text:p>0.15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7" table:style-name="ce1">
            <text:p>24.7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0.39300000000000002" table:style-name="ce1">
            <text:p>0.39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8" table:style-name="ce1">
            <text:p>128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6" table:style-name="ce1">
            <text:p>34.6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4.7" table:style-name="ce1">
            <text:p>24.7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4" table:style-name="ce1">
            <text:p>114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4" table:style-name="ce1">
            <text:p>27.4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34.5" table:style-name="ce1">
            <text:p>34.5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1" table:style-name="ce1">
            <text:p>11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27.5" table:style-name="ce1">
            <text:p>27.5</text:p>
          </table:table-cell>
          <table:table-cell office:value-type="float" office:value="0.115" table:style-name="ce1">
            <text:p>0.11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9" table:style-name="ce1">
            <text:p>25.9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4" table:style-name="ce1">
            <text:p>104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8" table:style-name="ce1">
            <text:p>28.8</text:p>
          </table:table-cell>
          <table:table-cell office:value-type="float" office:value="0.153" table:style-name="ce1">
            <text:p>0.15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31.6" table:style-name="ce1">
            <text:p>31.6</text:p>
          </table:table-cell>
          <table:table-cell office:value-type="float" office:value="0.64900000000000002" table:style-name="ce1">
            <text:p>0.64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40.9" table:style-name="ce1">
            <text:p>40.9</text:p>
          </table:table-cell>
          <table:table-cell office:value-type="float" office:value="0.871" table:style-name="ce1">
            <text:p>0.87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19.5" table:style-name="ce1">
            <text:p>19.5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office:value-type="float" office:value="105" table:style-name="ce1">
            <text:p>105</text:p>
          </table:table-cell>
          <table:table-cell office:value-type="float" office:value="29.3" table:style-name="ce1">
            <text:p>29.3</text:p>
          </table:table-cell>
          <table:table-cell office:value-type="float" office:value="0.69499999999999995" table:style-name="ce1">
            <text:p>0.69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8" table:style-name="ce1">
            <text:p>12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7" table:style-name="ce1">
            <text:p>147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.61" table:style-name="ce1">
            <text:p>0.6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3" table:style-name="ce1">
            <text:p>103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152" table:style-name="ce1">
            <text:p>152</text:p>
          </table:table-cell>
          <table:table-cell office:value-type="float" office:value="27.6" table:style-name="ce1">
            <text:p>27.6</text:p>
          </table:table-cell>
          <table:table-cell office:value-type="float" office:value="0.73" table:style-name="ce1">
            <text:p>0.7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7" table:style-name="ce1">
            <text:p>157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office:value-type="float" office:value="440" table:style-name="ce1">
            <text:p>440</text:p>
          </table:table-cell>
          <table:table-cell office:value-type="float" office:value="39.4" table:style-name="ce1">
            <text:p>39.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144" table:style-name="ce1">
            <text:p>144</text:p>
          </table:table-cell>
          <table:table-cell office:value-type="float" office:value="23.4" table:style-name="ce1">
            <text:p>23.4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159" table:style-name="ce1">
            <text:p>159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6" table:style-name="ce1">
            <text:p>136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130" table:style-name="ce1">
            <text:p>130</text:p>
          </table:table-cell>
          <table:table-cell office:value-type="float" office:value="28.3" table:style-name="ce1">
            <text:p>28.3</text:p>
          </table:table-cell>
          <table:table-cell office:value-type="float" office:value="0.26" table:style-name="ce1">
            <text:p>0.26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6.4" table:style-name="ce1">
            <text:p>26.4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25.2" table:style-name="ce1">
            <text:p>25.2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106" table:style-name="ce1">
            <text:p>106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3" table:style-name="ce1">
            <text:p>123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34.1" table:style-name="ce1">
            <text:p>34.1</text:p>
          </table:table-cell>
          <table:table-cell office:value-type="float" office:value="0.26900000000000002" table:style-name="ce1">
            <text:p>0.26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8" table:style-name="ce1">
            <text:p>26.8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135" table:style-name="ce1">
            <text:p>135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5" table:style-name="ce1">
            <text:p>155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540" table:style-name="ce1">
            <text:p>540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0.24" table:style-name="ce1">
            <text:p>0.2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" table:style-name="ce1">
            <text:p>101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21.8" table:style-name="ce1">
            <text:p>21.8</text:p>
          </table:table-cell>
          <table:table-cell office:value-type="float" office:value="0.155" table:style-name="ce1">
            <text:p>0.15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office:value-type="float" office:value="38.9" table:style-name="ce1">
            <text:p>38.9</text:p>
          </table:table-cell>
          <table:table-cell office:value-type="float" office:value="1.1619999999999999" table:style-name="ce1">
            <text:p>1.162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7" table:style-name="ce1">
            <text:p>127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.19" table:style-name="ce1">
            <text:p>0.19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1.292" table:style-name="ce1">
            <text:p>1.292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0.182" table:style-name="ce1">
            <text:p>0.182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9" table:style-name="ce1">
            <text:p>199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2.9" table:style-name="ce1">
            <text:p>42.9</text:p>
          </table:table-cell>
          <table:table-cell office:value-type="float" office:value="1.3939999999999999" table:style-name="ce1">
            <text:p>1.39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7" table:style-name="ce1">
            <text:p>167</text:p>
          </table:table-cell>
          <table:table-cell office:value-type="float" office:value="106" table:style-name="ce1">
            <text:p>106</text:p>
          </table:table-cell>
          <table:table-cell office:value-type="float" office:value="46" table:style-name="ce1">
            <text:p>46</text:p>
          </table:table-cell>
          <table:table-cell office:value-type="float" office:value="231" table:style-name="ce1">
            <text:p>231</text:p>
          </table:table-cell>
          <table:table-cell office:value-type="float" office:value="37.6" table:style-name="ce1">
            <text:p>37.6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office:value-type="float" office:value="130" table:style-name="ce1">
            <text:p>130</text:p>
          </table:table-cell>
          <table:table-cell office:value-type="float" office:value="37.9" table:style-name="ce1">
            <text:p>37.9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.245" table:style-name="ce1">
            <text:p>0.245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132" table:style-name="ce1">
            <text:p>132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0.217" table:style-name="ce1">
            <text:p>0.21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5" table:style-name="ce1">
            <text:p>145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1" table:style-name="ce1">
            <text:p>111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190" table:style-name="ce1">
            <text:p>190</text:p>
          </table:table-cell>
          <table:table-cell office:value-type="float" office:value="34" table:style-name="ce1">
            <text:p>34</text:p>
          </table:table-cell>
          <table:table-cell office:value-type="float" office:value="0.43" table:style-name="ce1">
            <text:p>0.4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0.9" table:style-name="ce1">
            <text:p>30.9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168" table:style-name="ce1">
            <text:p>168</text:p>
          </table:table-cell>
          <table:table-cell office:value-type="float" office:value="33.6" table:style-name="ce1">
            <text:p>33.6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.4" table:style-name="ce1">
            <text:p>25.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106" table:style-name="ce1">
            <text:p>106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35.5" table:style-name="ce1">
            <text:p>35.5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3" table:style-name="ce1">
            <text:p>123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240" table:style-name="ce1">
            <text:p>240</text:p>
          </table:table-cell>
          <table:table-cell office:value-type="float" office:value="57.3" table:style-name="ce1">
            <text:p>57.3</text:p>
          </table:table-cell>
          <table:table-cell office:value-type="float" office:value="0.88" table:style-name="ce1">
            <text:p>0.8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6" table:style-name="ce1">
            <text:p>35.6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5" table:style-name="ce1">
            <text:p>195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9" table:style-name="ce1">
            <text:p>30.9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6" table:style-name="ce1">
            <text:p>156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0.23" table:style-name="ce1">
            <text:p>0.23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.127" table:style-name="ce1">
            <text:p>0.127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" table:style-name="ce1">
            <text:p>101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265" table:style-name="ce1">
            <text:p>265</text:p>
          </table:table-cell>
          <table:table-cell office:value-type="float" office:value="24.2" table:style-name="ce1">
            <text:p>24.2</text:p>
          </table:table-cell>
          <table:table-cell office:value-type="float" office:value="0.61399999999999999" table:style-name="ce1">
            <text:p>0.61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4.2" table:style-name="ce1">
            <text:p>24.2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49.6" table:style-name="ce1">
            <text:p>49.6</text:p>
          </table:table-cell>
          <table:table-cell office:value-type="float" office:value="0.36399999999999999" table:style-name="ce1">
            <text:p>0.364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105" table:style-name="ce1">
            <text:p>105</text:p>
          </table:table-cell>
          <table:table-cell office:value-type="float" office:value="44.6" table:style-name="ce1">
            <text:p>44.6</text:p>
          </table:table-cell>
          <table:table-cell office:value-type="float" office:value="0.36599999999999999" table:style-name="ce1">
            <text:p>0.36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5" table:style-name="ce1">
            <text:p>125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0.53600000000000003" table:style-name="ce1">
            <text:p>0.536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6" table:style-name="ce1">
            <text:p>136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" table:style-name="ce1">
            <text:p>0.64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205" table:style-name="ce1">
            <text:p>205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float" office:value="0.314" table:style-name="ce1">
            <text:p>0.31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float" office:value="24.1" table:style-name="ce1">
            <text:p>24.1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float" office:value="46.1" table:style-name="ce1">
            <text:p>46.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7" table:style-name="ce1">
            <text:p>107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6" table:style-name="ce1">
            <text:p>24.6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8" table:style-name="ce1">
            <text:p>158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3" table:style-name="ce1">
            <text:p>42.3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1" table:style-name="ce1">
            <text:p>121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95" table:style-name="ce1">
            <text:p>95</text:p>
          </table:table-cell>
          <table:table-cell office:value-type="float" office:value="39.1" table:style-name="ce1">
            <text:p>39.1</text:p>
          </table:table-cell>
          <table:table-cell office:value-type="float" office:value="0.88600000000000001" table:style-name="ce1">
            <text:p>0.88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9" table:style-name="ce1">
            <text:p>129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125" table:style-name="ce1">
            <text:p>125</text:p>
          </table:table-cell>
          <table:table-cell office:value-type="float" office:value="38.5" table:style-name="ce1">
            <text:p>38.5</text:p>
          </table:table-cell>
          <table:table-cell office:value-type="float" office:value="0.439" table:style-name="ce1">
            <text:p>0.439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.5</text:p>
          </table:table-cell>
          <table:table-cell office:value-type="float" office:value="0.191" table:style-name="ce1">
            <text:p>0.19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2" table:style-name="ce1">
            <text:p>142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office:value-type="float" office:value="480" table:style-name="ce1">
            <text:p>480</text:p>
          </table:table-cell>
          <table:table-cell office:value-type="float" office:value="30.4" table:style-name="ce1">
            <text:p>30.4</text:p>
          </table:table-cell>
          <table:table-cell office:value-type="float" office:value="0.128" table:style-name="ce1">
            <text:p>0.128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125" table:style-name="ce1">
            <text:p>125</text:p>
          </table:table-cell>
          <table:table-cell office:value-type="float" office:value="29.9" table:style-name="ce1">
            <text:p>29.9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253" table:style-name="ce1">
            <text:p>0.25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155" table:style-name="ce1">
            <text:p>155</text:p>
          </table:table-cell>
          <table:table-cell office:value-type="float" office:value="34.5" table:style-name="ce1">
            <text:p>34.5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8" table:style-name="ce1">
            <text:p>11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5" table:style-name="ce1">
            <text:p>44.5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2" table:style-name="ce1">
            <text:p>122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200" table:style-name="ce1">
            <text:p>200</text:p>
          </table:table-cell>
          <table:table-cell office:value-type="float" office:value="35.9" table:style-name="ce1">
            <text:p>35.9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5" table:style-name="ce1">
            <text:p>125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0.56499999999999995" table:style-name="ce1">
            <text:p>0.565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8" table:style-name="ce1">
            <text:p>168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5" table:style-name="ce1">
            <text:p>38.5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8.4" table:style-name="ce1">
            <text:p>28.4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335" table:style-name="ce1">
            <text:p>335</text:p>
          </table:table-cell>
          <table:table-cell office:value-type="float" office:value="34.4" table:style-name="ce1">
            <text:p>34.4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160" table:style-name="ce1">
            <text:p>160</text:p>
          </table:table-cell>
          <table:table-cell office:value-type="float" office:value="38" table:style-name="ce1">
            <text:p>38</text:p>
          </table:table-cell>
          <table:table-cell office:value-type="float" office:value="0.67400000000000004" table:style-name="ce1">
            <text:p>0.674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8" table:style-name="ce1">
            <text:p>158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387" table:style-name="ce1">
            <text:p>387</text:p>
          </table:table-cell>
          <table:table-cell office:value-type="float" office:value="31.2" table:style-name="ce1">
            <text:p>31.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6" table:style-name="ce1">
            <text:p>126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9.6" table:style-name="ce1">
            <text:p>29.6</text:p>
          </table:table-cell>
          <table:table-cell office:value-type="float" office:value="0.439" table:style-name="ce1">
            <text:p>0.43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9" table:style-name="ce1">
            <text:p>129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41.2" table:style-name="ce1">
            <text:p>41.2</text:p>
          </table:table-cell>
          <table:table-cell office:value-type="float" office:value="0.441" table:style-name="ce1">
            <text:p>0.44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291" table:style-name="ce1">
            <text:p>291</text:p>
          </table:table-cell>
          <table:table-cell office:value-type="float" office:value="26.4" table:style-name="ce1">
            <text:p>26.4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2" table:style-name="ce1">
            <text:p>10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office:value-type="float" office:value="0.121" table:style-name="ce1">
            <text:p>0.121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7" table:style-name="ce1">
            <text:p>187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392" table:style-name="ce1">
            <text:p>392</text:p>
          </table:table-cell>
          <table:table-cell office:value-type="float" office:value="33.9" table:style-name="ce1">
            <text:p>33.9</text:p>
          </table:table-cell>
          <table:table-cell office:value-type="float" office:value="0.82599999999999996" table:style-name="ce1">
            <text:p>0.826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3" table:style-name="ce1">
            <text:p>173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185" table:style-name="ce1">
            <text:p>185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0.97" table:style-name="ce1">
            <text:p>0.9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178" table:style-name="ce1">
            <text:p>178</text:p>
          </table:table-cell>
          <table:table-cell office:value-type="float" office:value="35.5" table:style-name="ce1">
            <text:p>35.5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35.6" table:style-name="ce1">
            <text:p>35.6</text:p>
          </table:table-cell>
          <table:table-cell office:value-type="float" office:value="0.378" table:style-name="ce1">
            <text:p>0.378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9.3" table:style-name="ce1">
            <text:p>29.3</text:p>
          </table:table-cell>
          <table:table-cell office:value-type="float" office:value="0.317" table:style-name="ce1">
            <text:p>0.317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office:value-type="float" office:value="200" table:style-name="ce1">
            <text:p>200</text:p>
          </table:table-cell>
          <table:table-cell office:value-type="float" office:value="38.1" table:style-name="ce1">
            <text:p>38.1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68" table:style-name="ce1">
            <text:p>68</text:p>
          </table:table-cell>
          <table:table-cell office:value-type="float" office:value="29" table:style-name="ce1">
            <text:p>29</text:p>
          </table:table-cell>
          <table:table-cell office:value-type="float" office:value="127" table:style-name="ce1">
            <text:p>127</text:p>
          </table:table-cell>
          <table:table-cell office:value-type="float" office:value="29.3" table:style-name="ce1">
            <text:p>29.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7" table:style-name="ce1">
            <text:p>117</text:p>
          </table:table-cell>
          <table:table-cell office:value-type="float" office:value="86" table:style-name="ce1">
            <text:p>86</text:p>
          </table:table-cell>
          <table:table-cell office:value-type="float" office:value="30" table:style-name="ce1">
            <text:p>30</text:p>
          </table:table-cell>
          <table:table-cell office:value-type="float" office:value="105" table:style-name="ce1">
            <text:p>105</text:p>
          </table:table-cell>
          <table:table-cell office:value-type="float" office:value="39.1" table:style-name="ce1">
            <text:p>39.1</text:p>
          </table:table-cell>
          <table:table-cell office:value-type="float" office:value="0.251" table:style-name="ce1">
            <text:p>0.251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9.4" table:style-name="ce1">
            <text:p>39.4</text:p>
          </table:table-cell>
          <table:table-cell office:value-type="float" office:value="0.23599999999999999" table:style-name="ce1">
            <text:p>0.236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float" office:value="36.1" table:style-name="ce1">
            <text:p>36.1</text:p>
          </table:table-cell>
          <table:table-cell office:value-type="float" office:value="0.496" table:style-name="ce1">
            <text:p>0.49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0.433" table:style-name="ce1">
            <text:p>0.43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5" table:style-name="ce1">
            <text:p>175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9" table:style-name="ce1">
            <text:p>22.9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1" table:style-name="ce1">
            <text:p>30.1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79" table:style-name="ce1">
            <text:p>79</text:p>
          </table:table-cell>
          <table:table-cell office:value-type="float" office:value="28.4" table:style-name="ce1">
            <text:p>28.4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4" table:style-name="ce1">
            <text:p>28.4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4" table:style-name="ce1">
            <text:p>174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float" office:value="44.5" table:style-name="ce1">
            <text:p>44.5</text:p>
          </table:table-cell>
          <table:table-cell office:value-type="float" office:value="0.64600000000000002" table:style-name="ce1">
            <text:p>0.64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6" table:style-name="ce1">
            <text:p>106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165" table:style-name="ce1">
            <text:p>165</text:p>
          </table:table-cell>
          <table:table-cell office:value-type="float" office:value="29" table:style-name="ce1">
            <text:p>29</text:p>
          </table:table-cell>
          <table:table-cell office:value-type="float" office:value="0.42599999999999999" table:style-name="ce1">
            <text:p>0.42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3" table:style-name="ce1">
            <text:p>23.3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5.4" table:style-name="ce1">
            <text:p>35.4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float" office:value="27.4" table:style-name="ce1">
            <text:p>27.4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.6" table:style-name="ce1">
            <text:p>0.6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60" table:style-name="ce1">
            <text:p>160</text:p>
          </table:table-cell>
          <table:table-cell office:value-type="float" office:value="36.6" table:style-name="ce1">
            <text:p>36.6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5" table:style-name="ce1">
            <text:p>39.5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office:value-type="float" office:value="42.3" table:style-name="ce1">
            <text:p>42.3</text:p>
          </table:table-cell>
          <table:table-cell office:value-type="float" office:value="0.78500000000000003" table:style-name="ce1">
            <text:p>0.785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2" table:style-name="ce1">
            <text:p>102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office:value-type="float" office:value="30.8" table:style-name="ce1">
            <text:p>30.8</text:p>
          </table:table-cell>
          <table:table-cell office:value-type="float" office:value="0.4" table:style-name="ce1">
            <text:p>0.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8.5" table:style-name="ce1">
            <text:p>28.5</text:p>
          </table:table-cell>
          <table:table-cell office:value-type="float" office:value="0.219" table:style-name="ce1">
            <text:p>0.21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3" table:style-name="ce1">
            <text:p>153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140" table:style-name="ce1">
            <text:p>140</text:p>
          </table:table-cell>
          <table:table-cell office:value-type="float" office:value="40.6" table:style-name="ce1">
            <text:p>40.6</text:p>
          </table:table-cell>
          <table:table-cell office:value-type="float" office:value="1.1739999999999999" table:style-name="ce1">
            <text:p>1.174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0" table:style-name="ce1">
            <text:p>100</text:p>
          </table:table-cell>
          <table:table-cell office:value-type="float" office:value="84" table:style-name="ce1">
            <text:p>84</text:p>
          </table:table-cell>
          <table:table-cell office:value-type="float" office:value="33" table:style-name="ce1">
            <text:p>33</text:p>
          </table:table-cell>
          <table:table-cell office:value-type="float" office:value="105" table:style-name="ce1">
            <text:p>105</text:p>
          </table:table-cell>
          <table:table-cell office:value-type="float" office:value="30" table:style-name="ce1">
            <text:p>30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49.3" table:style-name="ce1">
            <text:p>49.3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46.3" table:style-name="ce1">
            <text:p>46.3</text:p>
          </table:table-cell>
          <table:table-cell office:value-type="float" office:value="1.0960000000000001" table:style-name="ce1">
            <text:p>1.096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7" table:style-name="ce1">
            <text:p>187</text:p>
          </table:table-cell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200" table:style-name="ce1">
            <text:p>200</text:p>
          </table:table-cell>
          <table:table-cell office:value-type="float" office:value="36.4" table:style-name="ce1">
            <text:p>36.4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2" table:style-name="ce1">
            <text:p>162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3" table:style-name="ce1">
            <text:p>24.3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6" table:style-name="ce1">
            <text:p>136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1.1819999999999999" table:style-name="ce1">
            <text:p>1.18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.223" table:style-name="ce1">
            <text:p>0.22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510" table:style-name="ce1">
            <text:p>510</text:p>
          </table:table-cell>
          <table:table-cell office:value-type="float" office:value="43.3" table:style-name="ce1">
            <text:p>43.3</text:p>
          </table:table-cell>
          <table:table-cell office:value-type="float" office:value="0.222" table:style-name="ce1">
            <text:p>0.222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2.4" table:style-name="ce1">
            <text:p>32.4</text:p>
          </table:table-cell>
          <table:table-cell office:value-type="float" office:value="0.443" table:style-name="ce1">
            <text:p>0.44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88" table:style-name="ce1">
            <text:p>88</text:p>
          </table:table-cell>
          <table:table-cell office:value-type="float" office:value="39" table:style-name="ce1">
            <text:p>39</text:p>
          </table:table-cell>
          <table:table-cell office:value-type="float" office:value="110" table:style-name="ce1">
            <text:p>110</text:p>
          </table:table-cell>
          <table:table-cell office:value-type="float" office:value="36.5" table:style-name="ce1">
            <text:p>36.5</text:p>
          </table:table-cell>
          <table:table-cell office:value-type="float" office:value="1.0569999999999999" table:style-name="ce1">
            <text:p>1.05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7" table:style-name="ce1">
            <text:p>137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.39100000000000001" table:style-name="ce1">
            <text:p>0.391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5" table:style-name="ce1">
            <text:p>37.5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0" table:style-name="ce1">
            <text:p>19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.5" table:style-name="ce1">
            <text:p>35.5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8.4" table:style-name="ce1">
            <text:p>28.4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.5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1" table:style-name="ce1">
            <text:p>101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float" office:value="32.9" table:style-name="ce1">
            <text:p>32.9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2" table:style-name="ce1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.34" table:style-name="ce1">
            <text:p>0.3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1" table:style-name="ce1">
            <text:p>121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112" table:style-name="ce1">
            <text:p>112</text:p>
          </table:table-cell>
          <table:table-cell office:value-type="float" office:value="26.2" table:style-name="ce1">
            <text:p>26.2</text:p>
          </table:table-cell>
          <table:table-cell office:value-type="float" office:value="0.245" table:style-name="ce1">
            <text:p>0.24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1" table:style-name="ce1">
            <text:p>30.1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float" office:value="0.315" table:style-name="ce1">
            <text:p>0.315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78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X</dc:creator>
    <meta:creation-date>2023-12-29T12:36:04Z</meta:creation-date>
    <dc:date>2023-12-29T13:01:49Z</dc:date>
  </office:meta>
</office:document-meta>
</file>